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O-normal">
      <style:paragraph-properties fo:text-align="center" style:justify-single-word="false"/>
      <style:text-properties style:use-window-font-color="true" loext:opacity="0%" style:font-name="DejaVu Sans Mono" fo:font-size="10.5pt" fo:language="es" fo:country="CO" fo:font-weight="bold" officeooo:paragraph-rsid="005d03ca" style:font-name-asian="Nimbus Sans" style:font-size-asian="10.5pt" style:font-weight-asian="bold" style:font-name-complex="Nimbus Sans" style:font-size-complex="10.5pt" style:font-weight-complex="bold"/>
    </style:style>
    <style:style style:name="P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0a7c2b" officeooo:paragraph-rsid="002a4f64" style:font-size-asian="10.5pt" style:font-weight-asian="bold" style:font-name-complex="Arial" style:font-size-complex="10.5pt" style:font-weight-complex="bold"/>
    </style:style>
    <style:style style:name="P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0a7c2b" officeooo:paragraph-rsid="002a4f64" style:font-size-asian="10.5pt" style:font-weight-asian="bold" style:font-name-complex="Arial" style:font-size-complex="10.5pt" style:font-weight-complex="bold"/>
    </style:style>
    <style:style style:name="P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5ee541" officeooo:paragraph-rsid="005ee541" style:font-size-asian="10.5pt" style:font-weight-asian="bold" style:font-name-complex="Arial" style:font-size-complex="10.5pt" style:font-weight-complex="bold"/>
    </style:style>
    <style:style style:name="P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5d03ca" officeooo:paragraph-rsid="005d03ca" style:font-size-asian="10.5pt" style:font-weight-asian="bold" style:font-name-complex="Arial" style:font-size-complex="10.5pt" style:font-weight-complex="bold"/>
    </style:style>
    <style:style style:name="P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5d03ca" officeooo:paragraph-rsid="005d03ca" style:font-size-asian="10.5pt" style:font-weight-asian="bold" style:font-name-complex="Arial" style:font-size-complex="10.5pt" style:font-weight-complex="bold"/>
    </style:style>
    <style:style style:name="P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0b4e3c" officeooo:paragraph-rsid="005ee541" style:font-size-asian="10.5pt" style:font-weight-asian="bold" style:font-name-complex="Arial" style:font-size-complex="10.5pt" style:font-weight-complex="bold"/>
    </style:style>
    <style:style style:name="P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2b206f" officeooo:paragraph-rsid="002b206f" style:font-size-asian="10.5pt" style:font-weight-asian="bold" style:font-name-complex="Arial" style:font-size-complex="10.5pt" style:font-weight-complex="bold"/>
    </style:style>
    <style:style style:name="P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08b3c7" officeooo:paragraph-rsid="002a4f64" style:font-size-asian="10.5pt" style:font-weight-asian="bold" style:font-name-complex="Arial" style:font-size-complex="10.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fo:font-weight="bold" officeooo:paragraph-rsid="005d03ca" style:font-size-asian="10.5pt" style:font-weight-asian="bold" style:font-name-complex="Arial" style:font-size-complex="10.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fo:font-weight="bold" officeooo:paragraph-rsid="005d03ca" style:font-size-asian="10.5pt" style:font-weight-asian="bold" style:font-name-complex="Arial" style:font-size-complex="10.5pt"/>
    </style:style>
    <style:style style:name="P1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2a20f0" style:font-size-asian="10.5pt" style:font-name-complex="Arial" style:font-size-complex="10.5pt"/>
    </style:style>
    <style:style style:name="P1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2a4f64" style:font-size-asian="10.5pt" style:font-name-complex="Arial" style:font-size-complex="10.5pt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rsid="0008b3c7" officeooo:paragraph-rsid="005d03ca" style:font-size-asian="10.5pt" style:font-name-complex="Arial" style:font-size-complex="10.5pt"/>
    </style:style>
    <style:style style:name="P1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5d03ca" officeooo:paragraph-rsid="005d03ca" style:font-size-asian="10.5pt" style:font-name-complex="Arial" style:font-size-complex="10.5pt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rsid="005d03ca" officeooo:paragraph-rsid="005d03ca" style:font-size-asian="10.5pt" style:font-name-complex="Arial" style:font-size-complex="10.5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DejaVu Sans Mono" fo:font-size="10.5pt" officeooo:rsid="005d03ca" officeooo:paragraph-rsid="005d03ca" style:font-size-asian="10.5pt" style:font-name-complex="Arial" style:font-size-complex="10.5pt"/>
    </style:style>
    <style:style style:name="P2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a7c2b" officeooo:paragraph-rsid="005dee72" style:font-size-asian="10.5pt" style:font-name-complex="Arial" style:font-size-complex="10.5pt"/>
    </style:style>
    <style:style style:name="P2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a7c2b" officeooo:paragraph-rsid="000a7c2b" style:font-size-asian="10.5pt" style:font-name-complex="Arial" style:font-size-complex="10.5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7fec" officeooo:paragraph-rsid="000f7fec" style:font-size-asian="10.5pt" style:font-name-complex="Arial" style:font-size-complex="10.5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7fec" officeooo:paragraph-rsid="001cd09c" style:font-size-asian="10.5pt" style:font-name-complex="Arial" style:font-size-complex="10.5pt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2b206f" officeooo:paragraph-rsid="002b206f" style:font-size-asian="10.5pt" style:font-name-complex="Arial" style:font-size-complex="10.5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42a552" officeooo:paragraph-rsid="00546992" style:font-size-asian="10.5pt" style:font-name-complex="Arial" style:font-size-complex="10.5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6df671" officeooo:paragraph-rsid="006df671" style:font-size-asian="10.5pt" style:font-name-complex="Arial" style:font-size-complex="10.5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5d03ca" style:font-size-asian="10.5pt" style:font-name-complex="Arial" style:font-size-complex="10.5pt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08b3c7" style:font-size-asian="10.5pt" style:font-name-complex="Arial" style:font-size-complex="10.5pt"/>
    </style:style>
    <style:style style:name="P3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paragraph-rsid="005d03ca" style:font-size-asian="10.5pt" style:font-name-complex="Arial" style:font-size-complex="10.5pt"/>
    </style:style>
    <style:style style:name="P31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DejaVu Sans Mono" fo:font-size="10.5pt" officeooo:paragraph-rsid="005d03ca" style:font-size-asian="10.5pt" style:font-name-complex="Arial" style:font-size-complex="10.5pt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5d03ca" style:font-size-asian="10.5pt" style:font-size-complex="10.5pt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rsid="000ebbfd" officeooo:paragraph-rsid="005d03ca" style:font-size-asian="10.5pt" style:font-size-complex="10.5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604826" style:font-size-asian="10.5pt" style:font-size-complex="10.5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697b4e" style:font-size-asian="10.5pt" style:font-size-complex="10.5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674b9f" style:font-size-asian="10.5pt" style:font-size-complex="10.5pt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08b3c7" officeooo:paragraph-rsid="002a20f0" style:font-size-asian="10.5pt" style:font-style-asian="italic" style:font-weight-asian="bold" style:font-name-complex="Arial" style:font-size-complex="10.5pt" style:font-style-complex="italic" style:font-weight-complex="bold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5ee541" officeooo:paragraph-rsid="005ee541" style:font-size-asian="10.5pt" style:font-style-asian="italic" style:font-weight-asian="bold" style:font-name-complex="Arial" style:font-size-complex="10.5pt" style:font-style-complex="italic" style:font-weight-complex="bold"/>
    </style:style>
    <style:style style:name="P3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2b206f" officeooo:paragraph-rsid="002b206f" style:font-size-asian="10.5pt" style:font-style-asian="italic" style:font-weight-asian="bold" style:font-name-complex="Arial" style:font-size-complex="10.5pt" style:font-style-complex="italic" style:font-weight-complex="bold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dee72" officeooo:paragraph-rsid="005dee72" style:font-size-asian="10.5pt" style:font-weight-asian="normal" style:font-name-complex="Arial" style:font-size-complex="10.5pt" style:font-weight-complex="normal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dee72" officeooo:paragraph-rsid="005ee541" style:font-size-asian="10.5pt" style:font-weight-asian="normal" style:font-name-complex="Arial" style:font-size-complex="10.5pt" style:font-weight-complex="normal"/>
    </style:style>
    <style:style style:name="P4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d03ca" officeooo:paragraph-rsid="005d03ca" style:font-size-asian="10.5pt" style:font-weight-asian="normal" style:font-name-complex="Arial" style:font-size-complex="10.5pt" style:font-weight-complex="normal"/>
    </style:style>
    <style:style style:name="P4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d03ca" officeooo:paragraph-rsid="00610087" style:font-size-asian="10.5pt" style:font-weight-asian="normal" style:font-name-complex="Arial" style:font-size-complex="10.5pt" style:font-weight-complex="normal"/>
    </style:style>
    <style:style style:name="P4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ee541" officeooo:paragraph-rsid="005ee541" style:font-size-asian="10.5pt" style:font-weight-asian="normal" style:font-name-complex="Arial" style:font-size-complex="10.5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paragraph-rsid="006f6232" style:font-size-asian="10.5pt" style:font-size-complex="10.5pt"/>
    </style:style>
    <style:style style:name="P4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paragraph-rsid="00697ef9" fo:background-color="transparen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728e82" officeooo:paragraph-rsid="00728e82" fo:background-color="transparent" style:font-size-asian="10.5pt" style:font-size-complex="10.5pt"/>
    </style:style>
    <style:style style:name="P4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1b4503" fo:background-color="transparent" style:font-size-asian="10.5pt" style:font-size-complex="10.5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0f7fec" fo:background-color="transparent" style:font-size-asian="10.5pt" style:font-size-complex="10.5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cd09c" fo:background-color="transparent" style:font-size-asian="10.5pt" style:font-size-complex="10.5pt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2a164d" fo:background-color="transparent" style:font-size-asian="10.5pt" style:font-size-complex="10.5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65768" fo:background-color="transparent" style:font-size-asian="10.5pt" style:font-size-complex="10.5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885d4" fo:background-color="transparent" style:font-size-asian="10.5pt" style:font-size-complex="10.5pt"/>
    </style:style>
    <style:style style:name="P5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1d83c2" fo:background-color="transparent" style:font-size-asian="10.5pt" style:font-size-complex="10.5pt"/>
    </style:style>
    <style:style style:name="P5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4af8aa" fo:background-color="transparent" style:font-size-asian="10.5pt" style:font-size-complex="10.5pt"/>
    </style:style>
    <style:style style:name="P5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373aff" fo:background-color="transparent" style:font-size-asian="10.5pt" style:font-size-complex="10.5pt"/>
    </style:style>
    <style:style style:name="P5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38c0ce" fo:background-color="transparent" style:font-size-asian="10.5pt" style:font-size-complex="10.5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7ed1ca" fo:background-color="transparent" style:font-size-asian="10.5pt" style:font-size-complex="10.5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80bf41" fo:background-color="transparent" style:font-size-asian="10.5pt" style:font-size-complex="10.5pt"/>
    </style:style>
    <style:style style:name="P6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229409" fo:background-color="transparent" style:font-size-asian="10.5pt" style:font-size-complex="10.5pt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2a164d" officeooo:paragraph-rsid="002a164d" fo:background-color="transparent" style:font-size-asian="10.5pt" style:font-size-complex="10.5pt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19c7d6" officeooo:paragraph-rsid="002a164d" fo:background-color="transparent" style:font-size-asian="10.5pt" style:font-size-complex="10.5pt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2e3003" officeooo:paragraph-rsid="002e3003" fo:background-color="transparent" style:font-size-asian="10.5pt" style:font-size-complex="10.5pt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7fec" officeooo:paragraph-rsid="000f7fec" fo:background-color="transparent" style:font-size-asian="10.5pt" style:font-name-complex="Arial" style:font-size-complex="10.5pt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7fec" officeooo:paragraph-rsid="002a164d" fo:background-color="transparent" style:font-size-asian="10.5pt" style:font-name-complex="Arial" style:font-size-complex="10.5pt"/>
    </style:style>
    <style:style style:name="P6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7fec" officeooo:paragraph-rsid="001f1b47" fo:background-color="transparent" style:font-size-asian="10.5pt" style:font-name-complex="Arial" style:font-size-complex="10.5pt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7fec" officeooo:paragraph-rsid="008332b2" fo:background-color="transparent" style:font-size-asian="10.5pt" style:font-name-complex="Arial" style:font-size-complex="10.5pt"/>
    </style:style>
    <style:style style:name="P6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49ea" officeooo:paragraph-rsid="001d83c2" fo:background-color="transparent" style:font-size-asian="10.5pt" style:font-name-complex="Arial" style:font-size-complex="10.5pt"/>
    </style:style>
    <style:style style:name="P6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49ea" officeooo:paragraph-rsid="000f49ea" fo:background-color="transparent" style:font-size-asian="10.5pt" style:font-name-complex="Arial" style:font-size-complex="10.5pt"/>
    </style:style>
    <style:style style:name="P7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1f1b47" officeooo:paragraph-rsid="001f1b47" fo:background-color="transparent" style:font-size-asian="10.5pt" style:font-name-complex="Arial" style:font-size-complex="10.5pt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8332b2" officeooo:paragraph-rsid="008332b2" fo:background-color="transparent" style:font-size-asian="10.5pt" style:font-name-complex="Arial" style:font-size-complex="10.5pt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1e1b2f" officeooo:paragraph-rsid="008332b2" fo:background-color="transparent" style:font-size-asian="10.5pt" style:font-name-complex="Arial" style:font-size-complex="10.5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1e1b2f" officeooo:paragraph-rsid="001e1b2f" fo:background-color="transparent" style:font-size-asian="10.5pt" style:font-name-complex="Arial" style:font-size-complex="10.5pt"/>
    </style:style>
    <style:style style:name="P7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8332b2" fo:background-color="transparent"/>
    </style:style>
    <style:style style:name="P7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5d03ca" officeooo:paragraph-rsid="00610087" style:font-size-asian="10.5pt" style:font-style-asian="normal" style:font-weight-asian="normal" style:font-name-complex="Arial" style:font-size-complex="10.5pt" style:font-weight-complex="normal" style:text-emphasize="none"/>
    </style:style>
    <style:style style:name="P7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b206f" officeooo:paragraph-rsid="002b206f" style:font-size-asian="10.5pt" style:font-style-asian="normal" style:font-weight-asian="normal" style:font-name-complex="Arial" style:font-size-complex="10.5pt" style:text-emphasize="none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7fec" officeooo:paragraph-rsid="000f7fec" style:font-size-asian="10.5pt" style:font-style-asian="normal" style:font-weight-asian="normal" style:font-name-complex="Arial" style:font-size-complex="10.5pt" style:text-emphasize="none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3bedca" officeooo:paragraph-rsid="003bedca" style:font-size-asian="10.5pt" style:font-style-asian="normal" style:font-weight-asian="normal" style:font-name-complex="Arial" style:font-size-complex="10.5pt" style:text-emphasize="none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6df671" officeooo:paragraph-rsid="006df671" style:font-size-asian="10.5pt" style:font-style-asian="normal" style:font-weight-asian="normal" style:font-name-complex="Arial" style:font-size-complex="10.5pt" style:text-emphasize="none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6df671" style:font-size-asian="10.5pt" style:font-style-asian="normal" style:font-weight-asian="normal" style:font-name-complex="Arial" style:font-size-complex="10.5pt" style:text-emphasize="none"/>
    </style:style>
    <style:style style:name="P8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1b4503" fo:background-color="transparent" style:font-size-asian="10.5pt" style:font-style-asian="normal" style:font-weight-asian="normal" style:font-size-complex="10.5pt" style:text-emphasize="none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229409" fo:background-color="transparent" style:font-size-asian="10.5pt" style:font-style-asian="normal" style:font-weight-asian="normal" style:font-size-complex="10.5pt" style:text-emphasize="none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235a6" officeooo:paragraph-rsid="001235a6" fo:background-color="transparent" style:font-size-asian="10.5pt" style:font-style-asian="normal" style:font-weight-asian="normal" style:font-size-complex="10.5pt" style:text-emphasize="none"/>
    </style:style>
    <style:style style:name="P8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697ef9" officeooo:paragraph-rsid="00697ef9" fo:background-color="transparent" style:font-size-asian="10.5pt" style:font-style-asian="normal" style:font-weight-asian="normal" style:font-size-complex="10.5pt" style:text-emphasize="none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cd09c" officeooo:paragraph-rsid="001cd09c" fo:background-color="transparent" style:font-size-asian="10.5pt" style:font-style-asian="normal" style:font-weight-asian="normal" style:font-name-complex="Arial" style:font-size-complex="10.5pt" style:text-emphasize="none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8a340" officeooo:paragraph-rsid="0028a340" fo:background-color="transparent" style:font-size-asian="10.5pt" style:font-style-asian="normal" style:font-weight-asian="normal" style:font-name-complex="Arial" style:font-size-complex="10.5pt" style:text-emphasize="none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a164d" officeooo:paragraph-rsid="002a164d" fo:background-color="transparent" style:font-size-asian="10.5pt" style:font-style-asian="normal" style:font-weight-asian="normal" style:font-name-complex="Arial" style:font-size-complex="10.5pt" style:text-emphasize="none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7f2b7" officeooo:paragraph-rsid="0027f2b7" fo:background-color="transparent" style:font-size-asian="10.5pt" style:font-style-asian="normal" style:font-weight-asian="normal" style:font-name-complex="Arial" style:font-size-complex="10.5pt" style:text-emphasize="none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7fec" officeooo:paragraph-rsid="000f7fec" fo:background-color="transparent" style:font-size-asian="10.5pt" style:font-style-asian="normal" style:font-weight-asian="normal" style:font-name-complex="Arial" style:font-size-complex="10.5pt" style:text-emphasize="none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65768" officeooo:paragraph-rsid="00165768" fo:background-color="transparent" style:font-size-asian="10.5pt" style:font-style-asian="normal" style:font-weight-asian="normal" style:font-name-complex="Arial" style:font-size-complex="10.5pt" style:text-emphasize="none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9c7d6" officeooo:paragraph-rsid="002a164d" fo:background-color="transparent" style:font-size-asian="10.5pt" style:font-style-asian="normal" style:font-weight-asian="normal" style:font-name-complex="Arial" style:font-size-complex="10.5pt" style:text-emphasize="none"/>
    </style:style>
    <style:style style:name="P9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e1b2f" officeooo:paragraph-rsid="001f1b47" fo:background-color="transparent" style:font-size-asian="10.5pt" style:font-style-asian="normal" style:font-weight-asian="normal" style:font-name-complex="Arial" style:font-size-complex="10.5pt" style:text-emphasize="none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e1b2f" officeooo:paragraph-rsid="001e1b2f" fo:background-color="transparent" style:font-size-asian="10.5pt" style:font-style-asian="normal" style:font-weight-asian="normal" style:font-name-complex="Arial" style:font-size-complex="10.5pt" style:text-emphasize="none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49ea" officeooo:paragraph-rsid="000f49ea" fo:background-color="transparent" style:font-size-asian="10.5pt" style:font-style-asian="normal" style:font-weight-asian="normal" style:font-name-complex="Arial" style:font-size-complex="10.5pt" style:text-emphasize="none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49ea" officeooo:paragraph-rsid="0042a552" fo:background-color="transparent" style:font-size-asian="10.5pt" style:font-style-asian="normal" style:font-weight-asian="normal" style:font-name-complex="Arial" style:font-size-complex="10.5pt" style:text-emphasize="none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42a552" officeooo:paragraph-rsid="0042a552" fo:background-color="transparent" style:font-size-asian="10.5pt" style:font-style-asian="normal" style:font-weight-asian="normal" style:font-name-complex="Arial" style:font-size-complex="10.5pt" style:text-emphasize="none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b1135" officeooo:paragraph-rsid="007b1135" fo:background-color="transparent" style:font-size-asian="10.5pt" style:font-style-asian="normal" style:font-weight-asian="normal" style:font-name-complex="Arial" style:font-size-complex="10.5pt" style:text-emphasize="none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c07db" officeooo:paragraph-rsid="007c07db" fo:background-color="transparent" style:font-size-asian="10.5pt" style:font-style-asian="normal" style:font-weight-asian="normal" style:font-name-complex="Arial" style:font-size-complex="10.5pt" style:text-emphasize="none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830e3c" fo:background-color="transparent" style:font-size-asian="10.5pt" style:font-style-asian="normal" style:font-weight-asian="normal" style:font-name-complex="Arial" style:font-size-complex="10.5pt" style:text-emphasize="none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7b1135" fo:background-color="transparent" style:font-size-asian="10.5pt" style:font-style-asian="normal" style:font-weight-asian="normal" style:font-name-complex="Arial" style:font-size-complex="10.5pt" style:text-emphasize="none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7d4032" fo:background-color="transparent" style:font-size-asian="10.5pt" style:font-style-asian="normal" style:font-weight-asian="normal" style:font-name-complex="Arial" style:font-size-complex="10.5pt" style:text-emphasize="none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7ed1ca" fo:background-color="transparent" style:font-size-asian="10.5pt" style:font-style-asian="normal" style:font-weight-asian="normal" style:font-name-complex="Arial" style:font-size-complex="10.5pt" style:text-emphasize="none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80bf41" fo:background-color="transparent" style:font-size-asian="10.5pt" style:font-style-asian="normal" style:font-weight-asian="normal" style:font-name-complex="Arial" style:font-size-complex="10.5pt" style:text-emphasize="none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7c07db" fo:background-color="transparent" style:font-size-asian="10.5pt" style:font-style-asian="normal" style:font-weight-asian="normal" style:font-name-complex="Arial" style:font-size-complex="10.5pt" style:text-emphasize="none"/>
    </style:style>
    <style:style style:name="P105" style:family="paragraph" style:parent-style-name="LO-normal">
      <style:paragraph-properties fo:text-align="center" style:justify-single-word="false"/>
      <style:text-properties fo:font-variant="normal" fo:text-transform="none" style:use-window-font-color="true" loext:opacity="0%" style:font-name="DejaVu Sans Mono" fo:font-size="10.5pt" fo:language="es" fo:country="CO" fo:font-style="normal" fo:font-weight="bold" officeooo:paragraph-rsid="005d03ca" style:font-name-asian="Nimbus Sans" style:font-size-asian="10.5pt" style:font-style-asian="normal" style:font-weight-asian="bold" style:font-name-complex="Nimbus Sans" style:font-size-complex="10.5pt" style:font-weight-complex="bold"/>
    </style:style>
    <style:style style:name="P10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font-name="DejaVu Sans Mono" fo:font-size="10.5pt" fo:letter-spacing="normal" fo:font-style="normal" fo:font-weight="normal" officeooo:rsid="0034bdb9" officeooo:paragraph-rsid="004af8aa" fo:background-color="transparent" style:font-size-asian="10.5pt" style:font-size-complex="10.5pt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.5pt" fo:letter-spacing="normal" fo:font-style="normal" fo:text-shadow="none" style:text-underline-style="none" fo:font-weight="normal" officeooo:rsid="00655663" officeooo:paragraph-rsid="00655663" style:font-size-asian="10.5pt" style:font-style-asian="normal" style:font-weight-asian="normal" style:font-name-complex="Arial" style:font-size-complex="10.5pt" style:font-weight-complex="normal" style:text-emphasize="none"/>
    </style:style>
    <style:style style:name="P10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.5pt" fo:letter-spacing="normal" fo:font-style="normal" fo:text-shadow="none" style:text-underline-style="none" fo:font-weight="normal" officeooo:rsid="004e41a8" officeooo:paragraph-rsid="004af8aa" fo:background-color="transparent" style:font-size-asian="10.5pt" style:font-style-asian="normal" style:font-weight-asian="normal" style:font-size-complex="10.5pt" style:text-emphasize="none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.5pt" fo:letter-spacing="normal" fo:font-style="normal" fo:text-shadow="none" style:text-underline-style="none" fo:font-weight="normal" officeooo:rsid="00728e82" officeooo:paragraph-rsid="00830e3c" fo:background-color="transparent" style:font-size-asian="10.5pt" style:font-style-asian="normal" style:font-weight-asian="normal" style:font-name-complex="Arial" style:font-size-complex="10.5pt" style:text-emphasize="none" loext:padding="0in" loext:border="none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.5pt" fo:letter-spacing="normal" fo:font-style="normal" fo:text-shadow="none" style:text-underline-style="none" fo:font-weight="normal" officeooo:rsid="008332b2" officeooo:paragraph-rsid="001f1b47" fo:background-color="transparent" style:font-size-asian="10.5pt" style:font-style-asian="normal" style:font-weight-asian="normal" style:font-name-complex="Arial" style:font-size-complex="10.5pt" style:text-emphasize="none"/>
    </style:style>
    <style:style style:name="P11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a933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332b2" officeooo:paragraph-rsid="008332b2" style:font-size-asian="10.5pt" style:font-style-asian="normal" style:font-weight-asian="normal" style:font-name-complex="Arial" style:font-size-complex="10.5pt" style:text-emphasize="none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a933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1b4503" style:font-size-asian="10.5pt" style:font-style-asian="normal" style:font-weight-asian="normal" style:font-size-complex="10.5pt" style:text-emphasize="none"/>
    </style:style>
    <style:style style:name="P11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a933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332b2" officeooo:paragraph-rsid="008332b2" fo:background-color="transparent" style:font-size-asian="10.5pt" style:font-style-asian="normal" style:font-weight-asian="normal" style:font-name-complex="Arial" style:font-size-complex="10.5pt" style:text-emphasize="none"/>
    </style:style>
    <style:style style:name="P11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a933" loext:opacity="100%" style:font-name="DejaVu Sans Mono" fo:font-size="10.5pt" officeooo:rsid="000a7c2b" officeooo:paragraph-rsid="000a7c2b" style:font-size-asian="10.5pt" style:font-name-complex="Arial" style:font-size-complex="10.5pt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a933" loext:opacity="100%" style:font-name="DejaVu Sans Mono" fo:font-size="10.5pt" officeooo:rsid="000f7fec" officeooo:paragraph-rsid="00882242" style:font-size-asian="10.5pt" style:font-size-complex="10.5pt"/>
    </style:style>
    <style:style style:name="P11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DejaVu Sans Mono" fo:font-size="10.5pt" fo:font-style="normal" fo:text-shadow="none" style:text-underline-style="none" fo:font-weight="bold" officeooo:paragraph-rsid="005d03ca" style:font-size-asian="10.5pt" style:font-style-asian="normal" style:font-weight-asian="bold" style:font-size-complex="10.5pt" style:text-emphasize="none"/>
    </style:style>
    <style:style style:name="P11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DejaVu Sans Mono" fo:font-size="10.5pt" fo:font-style="normal" fo:text-shadow="none" style:text-underline-style="none" fo:font-weight="normal" officeooo:paragraph-rsid="0008b3c7" style:font-size-asian="10.5pt" style:font-style-asian="normal" style:font-weight-asian="normal" style:font-size-complex="10.5pt" style:text-emphasize="none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DejaVu Sans Mono" fo:font-size="10.5pt" officeooo:paragraph-rsid="006199c6" style:font-size-asian="10.5pt" style:font-size-complex="10.5pt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DejaVu Sans Mono" fo:font-size="10.5pt" officeooo:paragraph-rsid="006ba3bb" style:font-size-asian="10.5pt" style:font-size-complex="10.5pt"/>
    </style:style>
    <style:style style:name="P120" style:family="paragraph" style:parent-style-name="Standard">
      <style:text-properties style:font-name="DejaVu Sans Mono" fo:font-size="10.5pt" style:font-size-asian="10.5pt" style:font-size-complex="10.5pt"/>
    </style:style>
    <style:style style:name="P121" style:family="paragraph" style:parent-style-name="Standard">
      <style:paragraph-properties style:writing-mode="lr-tb"/>
      <style:text-properties style:font-name="DejaVu Sans Mono" fo:font-size="10.5pt" officeooo:rsid="006e1fa9" officeooo:paragraph-rsid="006e1fa9" style:font-size-asian="10.5pt" style:font-size-complex="10.5pt"/>
    </style:style>
    <style:style style:name="P122" style:family="paragraph" style:parent-style-name="Standard">
      <style:paragraph-properties style:writing-mode="lr-tb"/>
      <style:text-properties style:font-name="DejaVu Sans Mono" fo:font-size="10.5pt" officeooo:rsid="006f6232" officeooo:paragraph-rsid="006f6232" style:font-size-asian="10.5pt" style:font-size-complex="10.5pt"/>
    </style:style>
    <style:style style:name="P12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a933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82242" officeooo:paragraph-rsid="00882242" style:font-size-asian="10.5pt" style:font-style-asian="normal" style:font-weight-asian="normal" style:font-name-complex="Arial" style:font-size-complex="10.5pt" style:text-emphasize="none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a933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1b4503" style:font-size-asian="10.5pt" style:font-style-asian="normal" style:font-weight-asian="normal" style:font-size-complex="10.5pt" style:text-emphasize="none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29409" officeooo:paragraph-rsid="00882242" style:font-size-asian="10.5pt" style:font-style-asian="normal" style:font-weight-asian="normal" style:font-name-complex="Arial" style:font-size-complex="10.5pt" style:text-emphasize="none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29409" officeooo:paragraph-rsid="008a0ddb" style:font-size-asian="10.5pt" style:font-style-asian="normal" style:font-weight-asian="normal" style:font-name-complex="Arial" style:font-size-complex="10.5pt" style:text-emphasize="none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1b4503" fo:background-color="transparent" style:font-size-asian="10.5pt" style:font-style-asian="normal" style:font-weight-asian="normal" style:font-size-complex="10.5pt" style:text-emphasize="none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89d05d" fo:background-color="transparent" style:font-size-asian="10.5pt" style:font-style-asian="normal" style:font-weight-asian="normal" style:font-size-complex="10.5pt" style:text-emphasize="none"/>
    </style:style>
    <style:style style:name="P12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7fec" officeooo:paragraph-rsid="0089d05d" fo:background-color="transparent" style:font-size-asian="10.5pt" style:font-style-asian="normal" style:font-weight-asian="normal" style:font-size-complex="10.5pt" style:text-emphasize="none"/>
    </style:style>
    <style:style style:name="P13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9d05d" officeooo:paragraph-rsid="0089d05d" fo:background-color="transparent" style:font-size-asian="10.5pt" style:font-style-asian="normal" style:font-weight-asian="normal" style:font-size-complex="10.5pt" style:text-emphasize="none"/>
    </style:style>
    <style:style style:name="P1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a0ddb" officeooo:paragraph-rsid="008a0ddb" fo:background-color="transparent" style:font-size-asian="10.5pt" style:font-style-asian="normal" style:font-weight-asian="normal" style:font-size-complex="10.5pt" style:text-emphasize="non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af8aa"/>
    </style:style>
    <style:style style:name="T3" style:family="text">
      <style:text-properties fo:font-variant="normal" fo:text-transform="none" fo:letter-spacing="normal" officeooo:rsid="001cd09c"/>
    </style:style>
    <style:style style:name="T4" style:family="text">
      <style:text-properties fo:font-variant="normal" fo:text-transform="none" fo:letter-spacing="normal" officeooo:rsid="001b4503" loext:padding="0in" loext:border="none"/>
    </style:style>
    <style:style style:name="T5" style:family="text">
      <style:text-properties fo:font-variant="normal" fo:text-transform="none" fo:letter-spacing="normal" officeooo:rsid="00697ef9" loext:padding="0in" loext:border="none"/>
    </style:style>
    <style:style style:name="T6" style:family="text">
      <style:text-properties fo:font-variant="normal" fo:text-transform="none" fo:letter-spacing="normal" loext:padding="0in" loext:border="none"/>
    </style:style>
    <style:style style:name="T7" style:family="text">
      <style:text-properties fo:font-variant="normal" fo:text-transform="none" fo:letter-spacing="normal" officeooo:rsid="00830e3c" loext:padding="0in" loext:border="none"/>
    </style:style>
    <style:style style:name="T8" style:family="text">
      <style:text-properties fo:font-variant="normal" fo:text-transform="none" fo:letter-spacing="normal" officeooo:rsid="00754545" loext:padding="0in" loext:border="none"/>
    </style:style>
    <style:style style:name="T9" style:family="text">
      <style:text-properties fo:font-variant="normal" fo:text-transform="none" fo:letter-spacing="normal" officeooo:rsid="007b1135" loext:padding="0in" loext:border="none"/>
    </style:style>
    <style:style style:name="T10" style:family="text">
      <style:text-properties fo:font-variant="normal" fo:text-transform="none" fo:letter-spacing="normal" style:text-blinking="false" loext:padding="0in" loext:border="none"/>
    </style:style>
    <style:style style:name="T1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885d4" style:font-style-asian="normal" style:font-weight-asian="normal" style:font-name-complex="Ari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9c7d6" style:font-style-asian="normal" style:font-weight-asian="normal" style:font-name-complex="Ari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cd09c" style:font-style-asian="normal" style:font-weight-asian="normal" style:font-name-complex="Ari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3bedca" style:font-style-asian="normal" style:font-weight-asian="normal" style:font-name-complex="Ari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518d0b" style:font-style-asian="normal" style:font-weight-asian="normal" style:font-name-complex="Ari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604826" style:font-style-asian="normal" style:font-weight-asian="normal" style:font-name-complex="Ari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697b4e" style:font-style-asian="normal" style:font-weight-asian="normal" style:font-name-complex="Ari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697ef9" style:font-style-asian="normal" style:font-weight-asian="normal" style:font-name-complex="Ari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cd09c" style:font-style-asian="normal" style:font-weight-asian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885d4" style:font-style-asian="normal" style:font-weight-asian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4c6ae" style:font-style-asian="normal" style:font-weight-asian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74a6e" style:font-style-asian="normal" style:font-weight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d83c2" style:font-style-asian="normal" style:font-weight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4af8aa" style:font-style-asian="normal" style:font-weight-asian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4cefb6" style:font-style-asian="normal" style:font-weight-asian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4e41a8" style:font-style-asian="normal" style:font-weight-asian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6199c6" style:font-style-asian="normal" style:font-weight-asian="normal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604826" style:font-style-asian="normal" style:font-weight-asian="normal" style:font-name-complex="Arial" style:text-emphasize="none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1cd09c" style:font-style-asian="normal" style:font-weight-asian="normal" style:font-name-complex="Arial" style:text-emphasize="none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25b276" style:font-style-asian="normal" style:font-weight-asian="normal" style:font-name-complex="Arial" style:text-emphasiz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6199c6" style:font-style-asian="normal" style:font-weight-asian="normal" style:font-name-complex="Ari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5d03ca" style:font-style-asian="normal" style:font-weight-asian="normal" style:font-name-complex="Arial" style:font-weight-complex="normal" style:text-emphasize="none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6199c6" style:font-style-asian="normal" style:font-weight-asian="normal" style:font-name-complex="Arial" style:font-weight-complex="normal" style:text-emphasize="none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62ba1b" style:font-style-asian="normal" style:font-weight-asian="normal" style:font-name-complex="Arial" style:font-weight-complex="normal" style:text-emphasize="none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25b276" style:font-style-asian="normal" style:font-weight-asian="normal" style:font-name-complex="Arial" style:font-weight-complex="normal" style:text-emphasize="none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644d37" style:font-style-asian="normal" style:font-weight-asian="normal" style:font-name-complex="Arial" style:font-weight-complex="normal" style:text-emphasize="none"/>
    </style:style>
    <style:style style:name="T38" style:family="text">
      <style:text-properties officeooo:rsid="000a7c2b"/>
    </style:style>
    <style:style style:name="T39" style:family="text">
      <style:text-properties fo:font-weight="bold" style:font-weight-asian="bold" style:font-name-complex="Arial"/>
    </style:style>
    <style:style style:name="T40" style:family="text">
      <style:text-properties fo:font-weight="bold" style:font-weight-asian="bold" style:font-name-complex="Arial" style:font-weight-complex="bold"/>
    </style:style>
    <style:style style:name="T41" style:family="text">
      <style:text-properties fo:font-weight="bold" officeooo:rsid="0008b3c7" style:font-weight-asian="bold" style:font-name-complex="Arial" style:font-weight-complex="bold"/>
    </style:style>
    <style:style style:name="T42" style:family="text">
      <style:text-properties fo:font-weight="bold" officeooo:rsid="0008b3c7" style:font-weight-asian="bold" style:font-name-complex="Arial"/>
    </style:style>
    <style:style style:name="T43" style:family="text">
      <style:text-properties fo:font-weight="bold" officeooo:rsid="005d03ca" style:font-weight-asian="bold" style:font-name-complex="Arial"/>
    </style:style>
    <style:style style:name="T44" style:family="text">
      <style:text-properties style:font-name-complex="Arial"/>
    </style:style>
    <style:style style:name="T45" style:family="text">
      <style:text-properties officeooo:rsid="000f49ea" style:font-name-complex="Arial"/>
    </style:style>
    <style:style style:name="T46" style:family="text">
      <style:text-properties officeooo:rsid="001d83c2" style:font-name-complex="Arial"/>
    </style:style>
    <style:style style:name="T47" style:family="text">
      <style:text-properties officeooo:rsid="001b4503" style:font-name-complex="Arial"/>
    </style:style>
    <style:style style:name="T48" style:family="text">
      <style:text-properties officeooo:rsid="002a4f64" style:font-name-complex="Arial"/>
    </style:style>
    <style:style style:name="T49" style:family="text">
      <style:text-properties officeooo:rsid="003bedca" style:font-name-complex="Arial"/>
    </style:style>
    <style:style style:name="T50" style:family="text">
      <style:text-properties officeooo:rsid="001cd09c" style:font-name-complex="Arial"/>
    </style:style>
    <style:style style:name="T5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fo:font-style="normal" fo:text-shadow="none" style:text-underline-style="none" fo:font-weight="normal" officeooo:rsid="001cd09c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officeooo:rsid="00165768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01885d4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normal" officeooo:rsid="0013c5cb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fo:font-style="normal" fo:text-shadow="none" style:text-underline-style="none" fo:font-weight="normal" officeooo:rsid="00111c87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fo:font-weight="normal" officeooo:rsid="0014c6ae" style:font-style-asian="normal" style:font-weight-asian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fo:font-weight="normal" officeooo:rsid="0019c7d6" style:font-style-asian="normal" style:font-weight-asian="normal" style:text-emphasize="none"/>
    </style:style>
    <style:style style:name="T59" style:family="text">
      <style:text-properties style:text-outline="false" style:text-line-through-style="none" style:text-line-through-type="none" fo:font-style="normal" fo:text-shadow="none" style:text-underline-style="none" fo:font-weight="normal" officeooo:rsid="00174a6e" style:font-style-asian="normal" style:font-weight-asian="normal" style:text-emphasize="none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fo:font-weight="normal" officeooo:rsid="001b4503" style:font-style-asian="normal" style:font-weight-asian="norm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fo:font-weight="normal" officeooo:rsid="001235a6" style:font-style-asian="normal" style:font-weight-asian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fo:font-weight="normal" officeooo:rsid="002a20f0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officeooo:rsid="00229409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fo:font-weight="normal" officeooo:rsid="0038c0ce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style:font-style-asian="normal" style:font-weight-asian="normal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fo:font-weight="normal" officeooo:rsid="0044566e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fo:font-weight="normal" officeooo:rsid="00546992" style:font-style-asian="normal" style:font-weight-asian="normal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fo:font-weight="normal" officeooo:rsid="00697ef9" style:font-style-asian="normal" style:font-weight-asian="normal" style:text-emphasize="none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fo:font-weight="normal" officeooo:rsid="008332b2" style:font-style-asian="normal" style:font-weight-asian="normal" style:text-emphasize="none"/>
    </style:style>
    <style:style style:name="T70" style:family="text">
      <style:text-properties style:text-outline="false" style:text-line-through-style="none" style:text-line-through-type="none" fo:font-style="normal" fo:text-shadow="none" style:text-underline-style="none" fo:font-weight="normal" officeooo:rsid="000f49ea" style:font-style-asian="normal" style:font-weight-asian="normal" style:text-emphasize="none"/>
    </style:style>
    <style:style style:name="T7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 style:text-emphasize="none"/>
    </style:style>
    <style:style style:name="T72" style:family="text">
      <style:text-properties style:text-outline="false" style:text-line-through-style="none" style:text-line-through-type="none" fo:font-style="normal" fo:text-shadow="none" style:text-underline-style="none" fo:font-weight="normal" officeooo:rsid="001cd09c" style:font-style-asian="normal" style:font-weight-asian="normal" style:font-name-complex="Arial" style:text-emphasize="none"/>
    </style:style>
    <style:style style:name="T73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style:font-style-asian="normal" style:font-weight-asian="normal" style:font-name-complex="Arial" style:text-emphasize="none"/>
    </style:style>
    <style:style style:name="T74" style:family="text">
      <style:text-properties style:text-outline="false" style:text-line-through-style="none" style:text-line-through-type="none" fo:font-style="normal" fo:text-shadow="none" style:text-underline-style="none" fo:font-weight="normal" officeooo:rsid="0014c6ae" style:font-style-asian="normal" style:font-weight-asian="normal" style:font-name-complex="Arial" style:text-emphasize="none"/>
    </style:style>
    <style:style style:name="T75" style:family="text">
      <style:text-properties style:text-outline="false" style:text-line-through-style="none" style:text-line-through-type="none" fo:font-style="normal" fo:text-shadow="none" style:text-underline-style="none" fo:font-weight="normal" officeooo:rsid="00111c87" style:font-style-asian="normal" style:font-weight-asian="normal" style:font-name-complex="Arial" style:text-emphasize="none"/>
    </style:style>
    <style:style style:name="T76" style:family="text">
      <style:text-properties style:text-outline="false" style:text-line-through-style="none" style:text-line-through-type="none" fo:font-style="normal" fo:text-shadow="none" style:text-underline-style="none" fo:font-weight="normal" officeooo:rsid="00165768" style:font-style-asian="normal" style:font-weight-asian="normal" style:font-name-complex="Arial" style:text-emphasize="none"/>
    </style:style>
    <style:style style:name="T77" style:family="text">
      <style:text-properties style:text-outline="false" style:text-line-through-style="none" style:text-line-through-type="none" fo:font-style="normal" fo:text-shadow="none" style:text-underline-style="none" fo:font-weight="normal" officeooo:rsid="0019c7d6" style:font-style-asian="normal" style:font-weight-asian="normal" style:font-name-complex="Arial" style:text-emphasize="none"/>
    </style:style>
    <style:style style:name="T78" style:family="text">
      <style:text-properties style:text-outline="false" style:text-line-through-style="none" style:text-line-through-type="none" fo:font-style="normal" fo:text-shadow="none" style:text-underline-style="none" fo:font-weight="normal" officeooo:rsid="001885d4" style:font-style-asian="normal" style:font-weight-asian="normal" style:font-name-complex="Arial" style:text-emphasize="none"/>
    </style:style>
    <style:style style:name="T79" style:family="text">
      <style:text-properties style:text-outline="false" style:text-line-through-style="none" style:text-line-through-type="none" fo:font-style="normal" fo:text-shadow="none" style:text-underline-style="none" fo:font-weight="normal" officeooo:rsid="00174a6e" style:font-style-asian="normal" style:font-weight-asian="normal" style:font-name-complex="Arial" style:text-emphasize="none"/>
    </style:style>
    <style:style style:name="T80" style:family="text">
      <style:text-properties style:text-outline="false" style:text-line-through-style="none" style:text-line-through-type="none" fo:font-style="normal" fo:text-shadow="none" style:text-underline-style="none" fo:font-weight="normal" officeooo:rsid="002a164d" style:font-style-asian="normal" style:font-weight-asian="normal" style:font-name-complex="Arial" style:text-emphasize="none"/>
    </style:style>
    <style:style style:name="T81" style:family="text">
      <style:text-properties style:text-outline="false" style:text-line-through-style="none" style:text-line-through-type="none" fo:font-style="normal" fo:text-shadow="none" style:text-underline-style="none" fo:font-weight="normal" officeooo:rsid="003bedca" style:font-style-asian="normal" style:font-weight-asian="normal" style:font-name-complex="Arial" style:text-emphasize="none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fo:font-weight="normal" officeooo:rsid="00604826" style:font-style-asian="normal" style:font-weight-asian="normal" style:font-name-complex="Arial" style:text-emphasize="none"/>
    </style:style>
    <style:style style:name="T83" style:family="text">
      <style:text-properties style:text-outline="false" style:text-line-through-style="none" style:text-line-through-type="none" fo:font-style="normal" fo:text-shadow="none" style:text-underline-style="none" fo:font-weight="normal" officeooo:rsid="001b4503" style:font-style-asian="normal" style:font-weight-asian="normal" style:font-name-complex="Arial" style:text-emphasize="none"/>
    </style:style>
    <style:style style:name="T84" style:family="text">
      <style:text-properties style:text-outline="false" style:text-line-through-style="none" style:text-line-through-type="none" fo:font-style="normal" fo:text-shadow="none" style:text-underline-style="none" fo:font-weight="normal" officeooo:rsid="00674b9f" style:font-style-asian="normal" style:font-weight-asian="normal" style:font-name-complex="Arial" style:text-emphasize="none"/>
    </style:style>
    <style:style style:name="T85" style:family="text">
      <style:text-properties style:text-outline="false" style:text-line-through-style="none" style:text-line-through-type="none" fo:font-style="normal" fo:text-shadow="none" style:text-underline-style="none" fo:font-weight="normal" officeooo:rsid="00728e82" style:font-style-asian="normal" style:font-weight-asian="normal" style:font-name-complex="Arial" style:text-emphasize="none"/>
    </style:style>
    <style:style style:name="T86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style:font-style-asian="normal" style:font-weight-asian="normal" style:font-name-complex="Arial" style:font-weight-complex="normal" style:text-emphasize="none"/>
    </style:style>
    <style:style style:name="T8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88" style:family="text">
      <style:text-properties style:text-outline="false" style:text-line-through-style="none" style:text-line-through-type="none" fo:font-style="normal" fo:text-shadow="none" style:text-underline-style="none" fo:font-weight="normal" officeooo:rsid="00100c9f" style:font-style-asian="normal" style:font-weight-asian="normal" style:font-weight-complex="normal" style:text-emphasize="none"/>
    </style:style>
    <style:style style:name="T89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fo:font-style="normal" fo:text-shadow="none" style:text-underline-style="none" fo:font-weight="normal" officeooo:rsid="003bedca" fo:background-color="transparent" loext:char-shading-value="0" style:font-style-asian="normal" style:font-weight-asian="normal" style:text-emphasize="none"/>
    </style:style>
    <style:style style:name="T91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fo:background-color="transparent" loext:char-shading-value="0" style:font-style-asian="normal" style:font-weight-asian="normal" style:font-name-complex="Arial" style:text-emphasize="none"/>
    </style:style>
    <style:style style:name="T92" style:family="text">
      <style:text-properties style:text-outline="false" style:text-line-through-style="none" style:text-line-through-type="none" fo:font-style="normal" fo:text-shadow="none" style:text-underline-style="none" fo:font-weight="normal" officeooo:rsid="00674b9f" fo:background-color="transparent" loext:char-shading-value="0" style:font-style-asian="normal" style:font-weight-asian="normal" style:font-name-complex="Arial" style:text-emphasize="none"/>
    </style:style>
    <style:style style:name="T93" style:family="text">
      <style:text-properties style:text-outline="false" style:text-line-through-style="none" style:text-line-through-type="none" fo:font-style="normal" fo:text-shadow="none" style:text-underline-style="none" fo:font-weight="normal" officeooo:rsid="003bedca" fo:background-color="transparent" loext:char-shading-value="0" style:font-style-asian="normal" style:font-weight-asian="normal" style:font-name-complex="Arial" style:text-emphasize="none"/>
    </style:style>
    <style:style style:name="T94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fo:background-color="transparent" loext:char-shading-value="0" style:font-style-asian="normal" style:font-weight-asian="normal" style:font-name-complex="Arial" style:font-weight-complex="normal" style:text-emphasize="none"/>
    </style:style>
    <style:style style:name="T95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weight-complex="normal" style:text-emphasize="none"/>
    </style:style>
    <style:style style:name="T96" style:family="text">
      <style:text-properties style:text-outline="false" style:text-line-through-style="none" style:text-line-through-type="none" fo:font-style="normal" fo:text-shadow="none" style:text-underline-style="none" fo:font-weight="normal" officeooo:rsid="001cd09c" style:font-size-asian="10.5pt" style:font-style-asian="normal" style:font-weight-asian="normal" style:font-name-complex="Arial" style:font-size-complex="10.5pt" style:text-emphasize="none"/>
    </style:style>
    <style:style style:name="T97" style:family="text">
      <style:text-properties style:text-outline="false" style:text-line-through-style="none" style:text-line-through-type="none" fo:font-style="normal" fo:text-shadow="none" style:text-underline-style="none" fo:font-weight="normal" officeooo:rsid="00373aff" style:font-size-asian="10.5pt" style:font-style-asian="normal" style:font-weight-asian="normal" style:font-name-complex="Arial" style:font-size-complex="10.5pt" style:text-emphasize="none"/>
    </style:style>
    <style:style style:name="T98" style:family="text">
      <style:text-properties style:text-outline="false" style:text-line-through-style="none" style:text-line-through-type="none" fo:font-style="normal" fo:text-shadow="none" style:text-underline-style="none" fo:font-weight="normal" officeooo:rsid="001b4503" style:font-size-asian="10.5pt" style:font-style-asian="normal" style:font-weight-asian="normal" style:font-name-complex="Arial" style:font-size-complex="10.5pt" style:text-emphasize="none"/>
    </style:style>
    <style:style style:name="T99" style:family="text">
      <style:text-properties style:text-outline="false" style:text-line-through-style="none" style:text-line-through-type="none" fo:font-style="normal" fo:text-shadow="none" style:text-underline-style="none" fo:font-weight="normal" officeooo:rsid="008332b2" style:font-size-asian="10.5pt" style:font-style-asian="normal" style:font-weight-asian="normal" style:font-name-complex="Arial" style:font-size-complex="10.5pt" style:text-emphasize="none"/>
    </style:style>
    <style:style style:name="T100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01" style:family="text">
      <style:text-properties style:text-outline="false" style:text-line-through-style="none" style:text-line-through-type="none" fo:font-style="normal" fo:text-shadow="none" style:text-underline-style="none" officeooo:rsid="003bedca" style:font-style-asian="normal" style:font-weight-asian="normal" style:font-name-complex="Arial" style:text-emphasize="none"/>
    </style:style>
    <style:style style:name="T102" style:family="text">
      <style:text-properties style:text-outline="false" style:text-line-through-style="none" style:text-line-through-type="none" fo:font-style="normal" fo:text-shadow="none" style:text-underline-style="none" officeooo:rsid="001b4503" style:font-style-asian="normal" style:font-weight-asian="normal" style:font-name-complex="Arial" style:text-emphasize="none"/>
    </style:style>
    <style:style style:name="T103" style:family="text">
      <style:text-properties style:text-outline="false" style:text-line-through-style="none" style:text-line-through-type="none" fo:font-style="normal" fo:text-shadow="none" style:text-underline-style="none" officeooo:rsid="00604826" style:font-style-asian="normal" style:font-weight-asian="normal" style:font-name-complex="Arial" style:text-emphasize="none"/>
    </style:style>
    <style:style style:name="T104" style:family="text">
      <style:text-properties style:text-outline="false" style:text-line-through-style="none" style:text-line-through-type="none" fo:font-style="normal" fo:text-shadow="none" style:text-underline-style="none" officeooo:rsid="00674b9f" style:font-style-asian="normal" style:font-weight-asian="normal" style:font-name-complex="Arial" style:text-emphasize="none"/>
    </style:style>
    <style:style style:name="T105" style:family="text">
      <style:text-properties style:text-outline="false" style:text-line-through-style="none" style:text-line-through-type="none" fo:font-style="normal" fo:text-shadow="none" style:text-underline-style="none" officeooo:rsid="00674b9f" fo:background-color="transparent" loext:char-shading-value="0" style:font-style-asian="normal" style:font-weight-asian="normal" style:font-name-complex="Arial" style:text-emphasize="none"/>
    </style:style>
    <style:style style:name="T106" style:family="text">
      <style:text-properties style:text-outline="false" style:text-line-through-style="none" style:text-line-through-type="none" fo:font-style="normal" fo:text-shadow="none" style:text-underline-style="none" officeooo:rsid="003bedca" fo:background-color="transparent" loext:char-shading-value="0" style:font-style-asian="normal" style:font-weight-asian="normal" style:font-name-complex="Arial" style:text-emphasize="none"/>
    </style:style>
    <style:style style:name="T107" style:family="text">
      <style:text-properties style:text-outline="false" style:text-line-through-style="none" style:text-line-through-type="none" fo:font-style="normal" fo:text-shadow="none" style:text-underline-style="none" officeooo:rsid="000f7fec" fo:background-color="transparent" loext:char-shading-value="0" style:font-style-asian="normal" style:font-weight-asian="normal" style:font-name-complex="Arial" style:text-emphasize="none"/>
    </style:style>
    <style:style style:name="T108" style:family="text">
      <style:text-properties style:text-outline="false" style:text-line-through-style="none" style:text-line-through-type="none" fo:font-style="normal" fo:text-shadow="none" style:text-underline-style="none" officeooo:rsid="001b4503" fo:background-color="transparent" loext:char-shading-value="0" style:font-style-asian="normal" style:font-weight-asian="normal" style:font-name-complex="Arial" style:font-weight-complex="normal" style:text-emphasize="none"/>
    </style:style>
    <style:style style:name="T109" style:family="text">
      <style:text-properties style:text-outline="false" style:text-line-through-style="none" style:text-line-through-type="none" fo:font-style="normal" fo:text-shadow="none" style:text-underline-style="none" officeooo:rsid="008332b2" style:font-size-asian="10.5pt" style:font-style-asian="normal" style:font-weight-asian="normal" style:font-name-complex="Arial" style:font-size-complex="10.5pt" style:text-emphasize="none"/>
    </style:style>
    <style:style style:name="T110" style:family="text">
      <style:text-properties style:text-outline="false" style:text-line-through-style="none" style:text-line-through-type="none" fo:font-style="normal" fo:text-shadow="none" style:text-underline-style="none" officeooo:rsid="008332b2" style:font-size-asian="10.5pt" style:font-style-asian="normal" style:font-weight-asian="normal" style:font-size-complex="10.5pt" style:text-emphasize="none"/>
    </style:style>
    <style:style style:name="T111" style:family="text">
      <style:text-properties style:text-outline="false" style:text-line-through-style="none" style:text-line-through-type="none" fo:font-style="normal" fo:text-shadow="none" style:text-underline-style="none" officeooo:rsid="00697ef9" style:font-size-asian="10.5pt" style:font-style-asian="normal" style:font-weight-asian="normal" style:font-size-complex="10.5pt" style:text-emphasize="none"/>
    </style:style>
    <style:style style:name="T112" style:family="text">
      <style:text-properties style:text-outline="false" style:text-line-through-style="none" style:text-line-through-type="none" fo:font-style="italic" fo:text-shadow="none" style:text-underline-style="none" fo:font-weight="bold" style:font-style-asian="italic" style:font-weight-asian="bold" style:font-weight-complex="bold" style:text-emphasize="none"/>
    </style:style>
    <style:style style:name="T113" style:family="text">
      <style:text-properties style:text-outline="false" style:text-line-through-style="none" style:text-line-through-type="none" fo:font-style="italic" fo:text-shadow="none" style:text-underline-style="none" fo:font-weight="bold" style:font-style-asian="italic" style:font-weight-asian="bold" style:font-style-complex="italic" style:font-weight-complex="bold" style:text-emphasize="none"/>
    </style:style>
    <style:style style:name="T114" style:family="text">
      <style:text-properties style:text-outline="false" style:text-line-through-style="none" style:text-line-through-type="none" fo:font-style="italic" fo:text-shadow="none" style:text-underline-style="none" fo:font-weight="bold" officeooo:rsid="00100c9f" style:font-style-asian="italic" style:font-weight-asian="bold" style:font-style-complex="italic" style:font-weight-complex="bold" style:text-emphasize="none"/>
    </style:style>
    <style:style style:name="T115" style:family="text">
      <style:text-properties style:text-outline="false" style:text-line-through-style="none" style:text-line-through-type="none" style:font-name="Droid Sans Mono" fo:font-style="normal" fo:text-shadow="none" style:text-underline-style="none" fo:font-weight="normal" officeooo:rsid="008332b2" style:font-style-asian="normal" style:font-weight-asian="normal" style:font-name-complex="Arial" style:text-emphasize="none"/>
    </style:style>
    <style:style style:name="T116" style:family="text">
      <style:text-properties officeooo:rsid="001f1b47"/>
    </style:style>
    <style:style style:name="T1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a552" style:font-style-asian="normal" style:font-weight-asian="normal" style:font-name-complex="Arial" style:text-emphasize="none"/>
    </style:style>
    <style:style style:name="T118" style:family="text">
      <style:text-properties officeooo:rsid="001b4503"/>
    </style:style>
    <style:style style:name="T119" style:family="text">
      <style:text-properties officeooo:rsid="000f7fec"/>
    </style:style>
    <style:style style:name="T1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2b206f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2a20f0" style:font-style-asian="italic" style:font-weight-asian="bold" style:font-style-complex="italic" style:font-weight-complex="bold"/>
    </style:style>
    <style:style style:name="T123" style:family="text">
      <style:text-properties officeooo:rsid="005d03ca"/>
    </style:style>
    <style:style style:name="T124" style:family="text">
      <style:text-properties officeooo:rsid="005dee72"/>
    </style:style>
    <style:style style:name="T125" style:family="text">
      <style:text-properties officeooo:rsid="005ee541"/>
    </style:style>
    <style:style style:name="T126" style:family="text">
      <style:text-properties officeooo:rsid="00697ef9"/>
    </style:style>
    <style:style style:name="T127" style:family="text">
      <style:text-properties officeooo:rsid="006ba3bb"/>
    </style:style>
    <style:style style:name="T128" style:family="text">
      <style:text-properties officeooo:rsid="00674b9f" fo:background-color="transparent" loext:char-shading-value="0"/>
    </style:style>
    <style:style style:name="T129" style:family="text">
      <style:text-properties officeooo:rsid="007c07db"/>
    </style:style>
    <style:style style:name="T130" style:family="text">
      <style:text-properties officeooo:rsid="008332b2"/>
    </style:style>
    <style:style style:name="T131" style:family="text">
      <style:text-properties style:font-name="Liberation Sans" fo:font-size="10pt" style:font-size-asian="10pt"/>
    </style:style>
    <style:style style:name="T132" style:family="text">
      <style:text-properties style:font-name="Liberation Sans" fo:font-size="10pt" officeooo:rsid="0089d05d" style:font-size-asian="10pt"/>
    </style:style>
    <style:style style:name="T133" style:family="text">
      <style:text-properties officeooo:rsid="0089d05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NISTERIO DEL TRABAJO</text:p>
      <text:p text:style-name="P1"/>
      <text:p text:style-name="P1">SERVICIO NACIONAL DE APRENDIZAJE “SENA”</text:p>
      <text:p text:style-name="P1"/>
      <text:p text:style-name="P105">REGIONAL DISTRITO CAPITAL</text:p>
      <text:p text:style-name="P105"/>
      <text:p text:style-name="P105">CENTRO DE GESTIÓN DE MERCADOS, LOGÍSTICA Y TECNOLOGÍAS DE LA INFORMACIÓN</text:p>
      <text:p text:style-name="P105"/>
      <text:p text:style-name="P105"/>
      <text:p text:style-name="P105">PROGRAMACIÓN PARA ANALÍTICA DE DATOS</text:p>
      <text:p text:style-name="P28">2671743</text:p>
      <text:p text:style-name="P28"/>
      <text:p text:style-name="P28"/>
      <text:p text:style-name="P17">Instructor</text:p>
      <text:p text:style-name="P10">Ingeniero: José Fernando Galindo</text:p>
      <text:p text:style-name="P28"/>
      <text:p text:style-name="P32"><text:span text:style-name="T41">A</text:span><text:span text:style-name="T40">pprendi</text:span><text:span text:style-name="T41">z</text:span></text:p>
      <text:p text:style-name="P10">Gabriel Eduardo Masutier Robayo </text:p>
      <text:p text:style-name="P116"/>
      <text:p text:style-name="P30"/>
      <text:p text:style-name="P11"/>
      <text:p text:style-name="P11"/>
      <text:p text:style-name="P11"/>
      <text:p text:style-name="P11"/>
      <text:p text:style-name="P11"/>
      <text:p text:style-name="P32"><text:span text:style-name="T39">Presentacion </text:span><text:span text:style-name="T42">Entrega II Segundo</text:span><text:span text:style-name="T39"> Trimestre</text:span></text:p>
      <text:p text:style-name="P33"><text:span text:style-name="T39">Informe <text:s/></text:span><text:span text:style-name="T43">De <text:s/>Modificacione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8"/>
      <text:p text:style-name="P28">Bogotá, Colombia</text:p>
      <text:p text:style-name="P32"><text:span text:style-name="T48">Junio</text:span><text:span text:style-name="T44"> 2023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pan text:style-name="T51">Alguna de la informacion corresponde a la entrega del primer trimestre Marzo 2023 Con colaboracion de l</text:span><text:span text:style-name="T62">a</text:span><text:span text:style-name="T51">s aprendices </text:span><text:span text:style-name="T100">Luna Camila Salcedo Cardozo y Leidy Katherin Varon Andrade.</text:span></text:p>
      <text:p text:style-name="P29"><text:soft-page-break/></text:p>
      <text:p text:style-name="P2">INFORME <text:span text:style-name="T123">DE MODIFICACIONES</text:span></text:p>
      <text:p text:style-name="P117"/>
      <text:p text:style-name="P13"><text:span text:style-name="T112">Archivo Inicial: </text:span>SB11-20121-RGSTRO-CLFCCN-V1-0-txt.csv</text:p>
      <text:p text:style-name="P19">No se usara mas en adelante.</text:p>
      <text:p text:style-name="P14"/>
      <text:p text:style-name="P20"><text:span text:style-name="T120">Archivo Modificado Para los Procesos</text:span>: <text:span text:style-name="T88">TH_SB11_2012_1.csv</text:span></text:p>
      <text:p text:style-name="P20"><text:span text:style-name="T113">Archivo </text:span><text:span text:style-name="T114">B</text:span><text:span text:style-name="T113">uckup:</text:span><text:span text:style-name="T87"> TH_SB11_2012_1 (copy).csv</text:span></text:p>
      <text:p text:style-name="P14"/>
      <text:p text:style-name="P12"><text:span text:style-name="T120">Diccionario </text:span><text:span text:style-name="T122">oficial</text:span><text:span text:style-name="T120"> del ICFES: </text:span>Diccionario Saber11 2010-1 a 2014-1.pdf</text:p>
      <text:p text:style-name="P12"/>
      <text:p text:style-name="P37">En el archivo:</text:p>
      <text:p text:style-name="P15">45390 registros con <text:span text:style-name="T123">21</text:span> columnas</text:p>
      <text:p text:style-name="P12"/>
      <text:p text:style-name="P18">En el documento anterior se describe la eliminacion de las columnas no requeridas para el proceso, en este documento no se menciona.</text:p>
      <text:p text:style-name="P18"/>
      <text:p text:style-name="P12"/>
      <text:p text:style-name="P4">RECONOCIMIENTO INICIAL</text:p>
      <text:p text:style-name="P5"/>
      <text:p text:style-name="P6">Estado Inicial del Archivo:</text:p>
      <text:p text:style-name="P40">Columnas que permanecen:</text:p>
      <text:section text:style-name="Sect1" text:name="Section2">
        <text:p text:style-name="P42">ESTU_TIPO_DOCUMENTO</text:p>
        <text:p text:style-name="P42">ESTU_PAIS_RESIDE</text:p>
        <text:p text:style-name="P42">ESTU_GENER<text:span text:style-name="T124">O</text:span></text:p>
        <text:p text:style-name="P42">ESTU_NACIMIENTO_DIA</text:p>
        <text:p text:style-name="P42">ESTU_NACIMIENTO_MES</text:p>
        <text:p text:style-name="P42">ESTU_NACIMIENTO_ANNO</text:p>
        <text:p text:style-name="P42">ESTU_EDAD</text:p>
        <text:p text:style-name="P42">FECHA_ANO</text:p>
        <text:p text:style-name="P42">EDAD</text:p>
        <text:p text:style-name="P42">ESTU_COD_RESIDE_MCPIO</text:p>
        <text:p text:style-name="P42">ESTU_RESIDE_MCPIO</text:p>
        <text:p text:style-name="P43">ESTU_RESIDE_DEPTO</text:p>
        <text:p text:style-name="P75">COLE_NOMBRE_SEDE</text:p>
        <text:p text:style-name="P42">COLE_CALENDARIO</text:p>
        <text:p text:style-name="P42">COLE_GENERO</text:p>
        <text:p text:style-name="P42">COLE_NATURALEZA</text:p>
        <text:p text:style-name="P42">COLE_BILINGUE</text:p>
        <text:p text:style-name="P42">COLE_CARACTER</text:p>
        <text:p text:style-name="P42">PUNT_MATEMATICAS</text:p>
        <text:p text:style-name="P42">PUNT_INGLES</text:p>
        <text:p text:style-name="P42">DESEMP_INGLES</text:p>
        <text:p text:style-name="P42">ESTU_PUESTO</text:p>
      </text:section>
      <text:p text:style-name="P6"/>
      <text:p text:style-name="P41">Para mas informacion del estado inicial del archivo <text:span text:style-name="T125">como:</text:span></text:p>
      <text:p text:style-name="P41"><text:span text:style-name="T125">C</text:span>onsultar “reporte_saber_11_2012_1.ods” (.xlsx) adjunto.</text:p>
      <text:p text:style-name="P40"/>
      <text:p text:style-name="P38">Nuevo Diccionario:</text:p>
      <text:p text:style-name="P38"/>
      <text:p text:style-name="P44">Se crea un nuevo Diccionario ya que el original tiene muchas inconsistencias con la data, La info que el diccionario tiene es:</text:p>
      <text:p text:style-name="P41"/>
      <text:p text:style-name="P41">CAMPO</text:p>
      <text:p text:style-name="P41">DESCRIPCION DEL CAMPO</text:p>
      <text:p text:style-name="P41">OPCIONES DE RESPUESTA</text:p>
      <text:p text:style-name="P41">TIPO DE DATO</text:p>
      <text:p text:style-name="P41"/>
      <text:p text:style-name="P44">Consultar “nuevo_diccionario_saber_11_2012_1.ods” adjunto.</text:p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ACTA DE MODIFICACIONES</text:p>
      <text:p text:style-name="P77"/>
      <text:p text:style-name="P77">“ESTU_TIPO_DOCUMENTO”</text:p>
      <text:p text:style-name="P34"><text:span text:style-name="T72">Registros faltantes 2 (</text:span><text:span text:style-name="T19">0.01</text:span><text:span text:style-name="T13">%</text:span><text:span text:style-name="T14">), </text:span><text:span text:style-name="T15">segun columna “ESTU_PAIS_RESIDE“ </text:span><text:span text:style-name="T18">El estudiante </text:span><text:span text:style-name="T15">es </text:span><text:span text:style-name="T18">de</text:span><text:span text:style-name="T15"> “CO” ==&gt; “Colombia” y “ESTU_EDAD“ tiene 16 annos de edad, </text:span><text:span text:style-name="T16">Los dos registros se remplazan por </text:span><text:span text:style-name="T15">“T” ==&gt; “Tarjeta de Identidad”</text:span></text:p>
      <text:p text:style-name="P35"><text:span text:style-name="T17">Se genera la dimension </text:span><text:span text:style-name="T73">“DM_TDOC”</text:span><text:span text:style-name="T82"> y se </text:span><text:span text:style-name="T81">grava en </text:span><text:span text:style-name="T82">base de datos</text:span><text:span text:style-name="T81"> “</text:span><text:span text:style-name="T89">./D</text:span><text:span text:style-name="T90">M</text:span><text:span text:style-name="T89">s/STAR_SB11_2012_1.db” </text:span><text:span text:style-name="T90">como tabla </text:span><text:span text:style-name="T91">“DM_TDOC”.</text:span></text:p>
      <text:p text:style-name="P78"/>
      <text:p text:style-name="P23"/>
      <text:p text:style-name="P23">“ESTU_PAIS_RESIDE”</text:p>
      <text:p text:style-name="P24"><text:span text:style-name="T52">Registros faltantes 3 (</text:span><text:span text:style-name="T19">0.01</text:span><text:span text:style-name="T20">%)</text:span></text:p>
      <text:p text:style-name="P118"><text:span text:style-name="T30">L</text:span><text:span text:style-name="T31">os registros muestran que el Departamento y el Municipio de residencia son colombianos, </text:span><text:span text:style-name="T32">pero <text:s/>la columna “</text:span><text:span text:style-name="T33">COLE_NOMBRE_SEDE” </text:span><text:span text:style-name="T34">en dos de los registros muestra que la institucion educativa es relacionada con el exterior “</text:span><text:span text:style-name="T28">INSTITUCION DE EDUCACION MEDIA EXTRANJERA</text:span><text:span text:style-name="T34">” </text:span><text:span text:style-name="T35">lo que hace imposible determinar la ciudadania de estos registros.</text:span></text:p>
      <text:p text:style-name="P107">“VE” es el registro con mayor numero de estudiantes extrangeros, los dos datos restantes se los damos a “VE” y la modificacion se hace <text:span text:style-name="T127">manualmente</text:span> con openrefine.</text:p>
      <text:p text:style-name="P119"><text:span text:style-name="T35">El tercer registro </text:span><text:span text:style-name="T36">muestra que el Departamento y el Municipio de residencia son colombianos, </text:span><text:span text:style-name="T35">no hay nombre en la columna </text:span><text:span text:style-name="T34">“</text:span><text:span text:style-name="T33">COLE_NOMBRE_SEDE”</text:span><text:span text:style-name="T36"> </text:span><text:span text:style-name="T35">por tanto remplazo con “CO” ==&gt; “Colombia” </text:span><text:span text:style-name="T37">con openrefine.</text:span></text:p>
      <text:p text:style-name="P36"><text:span text:style-name="T16">L</text:span><text:span text:style-name="T49">a dimension </text:span><text:span text:style-name="T73">“</text:span><text:span text:style-name="T95">DM_</text:span><text:span text:style-name="T94">EPAIS</text:span><text:span text:style-name="T73">” </text:span><text:span text:style-name="T81">se </text:span><text:span text:style-name="T82">genera </text:span><text:span text:style-name="T84">con los datos “</text:span><text:span text:style-name="T92">IDEPAIS</text:span><text:span text:style-name="T84">“ y “NOMBRE” de los diferentes paises </text:span><text:span text:style-name="T82">y se </text:span><text:span text:style-name="T81">grava en </text:span><text:span text:style-name="T82">base de datos</text:span><text:span text:style-name="T81"> </text:span><text:span text:style-name="T92">./D</text:span><text:span text:style-name="T93">M</text:span><text:span text:style-name="T92">s/STAR_SB11_2012_1.db </text:span><text:span text:style-name="T93">como tabla </text:span><text:span text:style-name="T91">“</text:span><text:span text:style-name="T94">DM_EPAIS</text:span><text:span text:style-name="T91">”.</text:span><text:span text:style-name="T84"> </text:span></text:p>
      <text:p text:style-name="P23"/>
      <text:p text:style-name="P23"/>
      <text:p text:style-name="P64">“ESTU_GENERO”</text:p>
      <text:p text:style-name="P85">registros faltantes 0</text:p>
      <text:p text:style-name="P86">Hay un total de “F” == 21711 corresponde al 48%</text:p>
      <text:p text:style-name="P86">Hay un total de “M” == 23256 corresponde al 52%</text:p>
      <text:p text:style-name="P86">Hay 423 casos con “X” que no existe en el Diccionario del ICFES, por tanto se resuelve asi:</text:p>
      <text:p text:style-name="P86">9 registros se identificaron por pertenecer a colegios no mixtos:</text:p>
      <text:p text:style-name="P86">8 registros perteneces a colegio “F”</text:p>
      <text:p text:style-name="P86">1 Registro a colegio “M”</text:p>
      <text:p text:style-name="P86">El restante 414 registros se dividieron deacuerdo al porcentage de generos definidos asi:</text:p>
      <text:p text:style-name="P87">215 registros se asigno “M” por ser el 52% de 414</text:p>
      <text:p text:style-name="P87">199 registros se asigno “F” por ser el 48% de 414</text:p>
      <text:p text:style-name="P87">Como resultado <text:span text:style-name="T119">“ESTU_GENERO” </text:span>queda con 2 indicadores unicos “M” y “F” </text:p>
      <text:p text:style-name="P88"/>
      <text:p text:style-name="P87">Se generan las dimensiones DM_wrongColeM y DM_wrongColeF ya que se encontraron registros posiblemente errados</text:p>
      <text:p text:style-name="P87"><text:span text:style-name="T119">“ESTU_GENERO” </text:span>== “F” en <text:span text:style-name="T118">“COLE_GENERO“ </text:span>== “M” 45 registros</text:p>
      <text:p text:style-name="P87"><text:span text:style-name="T119">“ESTU_GENERO” </text:span>== “M” en <text:span text:style-name="T118">“COLE_GENERO“ </text:span>== “F” 88 registros</text:p>
      <text:p text:style-name="P87">Aun no se han tomado desciciones al respecto.</text:p>
      <text:p text:style-name="P89"/>
      <text:p text:style-name="P89"/>
      <text:p text:style-name="P49"><text:span text:style-name="T73">ESTU_NACIMIENTO_DIA – </text:span><text:span text:style-name="T51">ESTU_NACIMIENTO_MES –</text:span><text:span text:style-name="T73"> </text:span><text:span text:style-name="T51">ESTU_NACIMIENTO_ANNO</text:span></text:p>
      <text:p text:style-name="P50"><text:span text:style-name="T72">registros faltantes respectivamente</text:span><text:span text:style-name="T53"> 436 </text:span><text:span text:style-name="T54">(</text:span><text:span text:style-name="T21">0.96%)</text:span><text:span text:style-name="T53"> NaN</text:span></text:p>
      <text:p text:style-name="P51"><text:soft-page-break/><text:span text:style-name="T74">Estas columnas conforman la fecha de nacimiento en la columna </text:span><text:span text:style-name="T75">“FECHA_ANO“, </text:span><text:span text:style-name="T74">pero l</text:span><text:span text:style-name="T55">a columna “</text:span><text:span text:style-name="T56">FECHA_ANO“ </text:span><text:span text:style-name="T55">tiene </text:span><text:span text:style-name="T57">unicamente 7915 </text:span><text:span text:style-name="T58">registros</text:span><text:span text:style-name="T57"> de 45390, faltando </text:span><text:span text:style-name="T55">37475 </text:span><text:span text:style-name="T59">(</text:span><text:span text:style-name="T22">82.56%</text:span><text:span text:style-name="T23">)</text:span><text:span text:style-name="T22">.</text:span></text:p>
      <text:p text:style-name="P61"><text:span text:style-name="T51">Se resuelve remplasar la columna </text:span><text:span text:style-name="T55">“</text:span><text:span text:style-name="T56">FECHA_ANO“ </text:span><text:span text:style-name="T51">con el resultado de concatenar las columnas </text:span></text:p>
      <text:p text:style-name="P61"><text:span text:style-name="T73">ESTU_NACIMIENTO_DIA </text:span><text:span text:style-name="T71">“/”</text:span><text:span text:style-name="T73"> </text:span><text:span text:style-name="T51">ESTU_NACIMIENTO_MES</text:span><text:span text:style-name="T73"> </text:span><text:span text:style-name="T71">“/”</text:span><text:span text:style-name="T73"> </text:span><text:span text:style-name="T51">ESTU_NACIMIENTO_ANNO</text:span></text:p>
      <text:p text:style-name="P61"><text:span text:style-name="T51">Y se eliminan dichas columnas las cuales </text:span><text:span text:style-name="T61">no se describen en el diccionario oficial</text:span></text:p>
      <text:p text:style-name="P83"/>
      <text:p text:style-name="P52"><text:span text:style-name="T76">La columna “</text:span><text:span text:style-name="T51">ESTU_EDAD</text:span><text:span text:style-name="T76">“ que esta directamente relacionada con las anteriores </text:span><text:span text:style-name="T77">y</text:span><text:span text:style-name="T76"> no presenta falta de datos.</text:span></text:p>
      <text:p text:style-name="P90"/>
      <text:p text:style-name="P53"><text:span text:style-name="T76">La columna “EDAD” </text:span><text:span text:style-name="T78">con </text:span><text:span text:style-name="T11">7,915 registros y un faltante “</text:span><text:span text:style-name="T12">NaN”</text:span><text:span text:style-name="T11"> de 37475 registros (82.56%)</text:span><text:span text:style-name="T76"> </text:span><text:span text:style-name="T78">ademas </text:span><text:span text:style-name="T76">presenta datos totalmente incoherentes </text:span><text:span text:style-name="T78">con valores numericos entre (-35 y 14)</text:span><text:span text:style-name="T76"> no descrit</text:span><text:span text:style-name="T77">os</text:span><text:span text:style-name="T76"> en el diccionario oficial, por tanto <text:s/>los valores en esta se remplazan por los resultados de la operacion de resta de la fecha de presentacion del examen </text:span><text:span text:style-name="T79">el </text:span><text:span text:style-name="T76">“</text:span><text:span text:style-name="T79">15/4/</text:span><text:span text:style-name="T76">2012” </text:span><text:span text:style-name="T79">y la fecha de nacimiento tomada de la concatenacion de las columnas “</text:span><text:span text:style-name="T73">ESTU_NACIMIENTO_DIA – </text:span><text:span text:style-name="T79">ESTU_NACIMIENTO_MES –</text:span><text:span text:style-name="T73"> </text:span><text:span text:style-name="T79">ESTU_NACIMIENTO_ANNO” </text:span><text:span text:style-name="T78">lo cual calcula la edad del estudiante al dia de la presentacion del examen.</text:span></text:p>
      <text:p text:style-name="P62"><text:span text:style-name="T78">E</text:span><text:span text:style-name="T71">l formato que se asume para estas columnas y operaciones es “anno/mes/dia”</text:span></text:p>
      <text:p text:style-name="P91"/>
      <text:p text:style-name="P62"><text:span text:style-name="T76">La columna “</text:span><text:span text:style-name="T71">ESTU_EDAD</text:span><text:span text:style-name="T76">“ </text:span><text:span text:style-name="T80">se compara con la columna </text:span><text:span text:style-name="T76">“EDAD” </text:span><text:span text:style-name="T80">y produce desfaces en las fechas por calculos erroneos de los meses.</text:span></text:p>
      <text:p text:style-name="P63"><text:span text:style-name="T80">S</text:span><text:span text:style-name="T71">e borra la columna </text:span><text:span text:style-name="T76">“</text:span><text:span text:style-name="T77">ESTU_EDAD</text:span><text:span text:style-name="T76">“ </text:span><text:span text:style-name="T71">y se deja la columna “EDAD”</text:span><text:span text:style-name="T76"> </text:span></text:p>
      <text:p text:style-name="P65"/>
      <text:p text:style-name="P65"/>
      <text:p text:style-name="P48"><text:span text:style-name="T47">“</text:span><text:span text:style-name="T51">ESTU_RESIDE_MCPIO” </text:span><text:span text:style-name="T60">se elimina</text:span></text:p>
      <text:p text:style-name="P81"/>
      <text:p text:style-name="P81"/>
      <text:p text:style-name="P48"><text:span text:style-name="T60">“</text:span><text:span text:style-name="T51">ESTU_COD_RESIDE_MCPIO</text:span><text:span text:style-name="T60">“ concuerda con los codigos de DIVIPOLA del DANE por tanto la tabla de DIVIPOLA se asume como dimension para “ESTU_COD_RESIDE_MCPIO“</text:span></text:p>
      <text:p text:style-name="P60"><text:span text:style-name="T60">l</text:span><text:span text:style-name="T63">a columna </text:span><text:span text:style-name="T60">“</text:span><text:span text:style-name="T63">ESTU_COD_RESIDE_MCPIO</text:span><text:span text:style-name="T60">“ </text:span><text:span text:style-name="T63">cambia de nombre a “</text:span><text:span text:style-name="T51">IDCODEMUNI”</text:span></text:p>
      <text:p text:style-name="P60"><text:span text:style-name="T72">Registros faltantes </text:span><text:span text:style-name="T52">336 (0.74%) </text:span><text:span text:style-name="T63">asumiend</text:span><text:span text:style-name="T64">o</text:span><text:span text:style-name="T63"> </text:span><text:span text:style-name="T52">“NA” </text:span><text:span text:style-name="T63">como valor del espacio.</text:span></text:p>
      <text:p text:style-name="P82"/>
      <text:p text:style-name="P60"><text:span text:style-name="T60">“ESTU_RESIDE_DEPTO” se toma el valor del codigo de la tabla “IDCODEMUNI“ y se divide por 1000 dando por resultado el codigo del departamento </text:span><text:span text:style-name="T63">y la columna cambia el nombre a “</text:span><text:span text:style-name="T51">IDCODEDEPTO</text:span><text:span text:style-name="T63">”</text:span><text:span text:style-name="T60">.</text:span></text:p>
      <text:p text:style-name="P60"><text:span text:style-name="T72">Registros faltantes </text:span><text:span text:style-name="T52">336 (0.74%) </text:span><text:span text:style-name="T63">asumiend</text:span><text:span text:style-name="T64">o</text:span><text:span text:style-name="T63"> </text:span><text:span text:style-name="T52">“NA” </text:span><text:span text:style-name="T63">como valor del espacio.</text:span></text:p>
      <text:p text:style-name="P81"/>
      <text:p text:style-name="P81"/>
      <text:p text:style-name="P81">“<text:span text:style-name="T126">COLE_NOMBRE_SEDE”</text:span></text:p>
      <text:p text:style-name="P46"><text:span text:style-name="T110">I</text:span><text:span text:style-name="T111">nformacion secundaria para confirmar desiciones en otras columnas</text:span><text:span text:style-name="T109"> y se elimino.</text:span></text:p>
      <text:p text:style-name="P84"/>
      <text:p text:style-name="P81"/>
      <text:p text:style-name="P56"><text:span text:style-name="T60">“</text:span><text:span text:style-name="T51">COLE_CALENDARIO”</text:span></text:p>
      <text:p text:style-name="P57"><text:span text:style-name="T73">Se genera la dimension “</text:span><text:span text:style-name="T86">DM_COLCALEN</text:span><text:span text:style-name="T73">” con </text:span><text:span text:style-name="T83">4</text:span><text:span text:style-name="T73"> valores.</text:span></text:p>
      <text:p text:style-name="P74"><text:span text:style-name="T96">Registros faltantes </text:span><text:span text:style-name="T97">1713</text:span><text:span text:style-name="T98"> (</text:span><text:span text:style-name="T97">3.77</text:span><text:span text:style-name="T98">%)</text:span><text:span text:style-name="T96"> </text:span><text:span text:style-name="T99">corresponden a “</text:span><text:span text:style-name="T115">VALIDACION BACHILLERATO ICFES</text:span></text:p>
      <text:p text:style-name="P74"><text:span text:style-name="T99">“ en “</text:span><text:span text:style-name="T115">COLE_NOMBRE_SEDE</text:span><text:span text:style-name="T99">“, se asume que no se aplica ningun calendario a estos datos y se remplazan los espacios vacios por “NA”.</text:span></text:p>
      <text:p text:style-name="P111"/>
      <text:p text:style-name="P111"/>
      <text:p text:style-name="P111"><text:soft-page-break/></text:p>
      <text:p text:style-name="P127">“COLE_GENERO“ </text:p>
      <text:p text:style-name="P129"><text:span text:style-name="T50">Registros faltantes </text:span><text:span text:style-name="T47">6766 (14.91%)</text:span></text:p>
      <text:p text:style-name="P130"><text:span text:style-name="T47">e</text:span><text:span text:style-name="T44">stos registros corresponden a:</text:span></text:p>
      <text:p text:style-name="P128"><text:span text:style-name="T131">INSTITUCION DE EDUCACION MEDIA EXTRANJERA </text:span><text:span text:style-name="T132">== 535</text:span></text:p>
      <text:p text:style-name="P128"><text:span text:style-name="T131">INSTITUCION NO REGISTRADA </text:span><text:span text:style-name="T132">== </text:span><text:span text:style-name="T133">4518</text:span></text:p>
      <text:p text:style-name="P128"><text:span text:style-name="T131">VALIDACION BACHILLERATO ICFES </text:span><text:span text:style-name="T132">== </text:span><text:span text:style-name="T133">1709</text:span></text:p>
      <text:p text:style-name="P128">(blank) == 4</text:p>
      <text:p text:style-name="P131">en total 6766</text:p>
      <text:p text:style-name="P131">Segun los nombres se deduce y se decide que todos son mixtos y los 4 en blanco por ser tan pocos se les adjudica el genero de mixto</text:p>
      <text:p text:style-name="P126"/>
      <text:p text:style-name="P125"/>
      <text:p text:style-name="P77">“COLE_NATURALEZA”</text:p>
      <text:p text:style-name="P79">Datos faltantes <text:span text:style-name="T3">6769</text:span><text:span text:style-name="T118"> (14.91%)</text:span></text:p>
      <text:p text:style-name="P79">Las opciones de respuesta de esta columna son</text:p>
      <text:p text:style-name="P26"><text:span text:style-name="T51">O == Oficial </text:span><text:span text:style-name="T67">21277 (47%)</text:span></text:p>
      <text:p text:style-name="P26"><text:span text:style-name="T51">N == No oficial </text:span><text:span text:style-name="T67">17344 (38%)</text:span></text:p>
      <text:p text:style-name="P27"><text:span text:style-name="T67">E</text:span><text:span text:style-name="T51">n la columna </text:span><text:span text:style-name="T60">“</text:span><text:span text:style-name="T68">COLE_NOMBRE_SEDE” </text:span><text:span text:style-name="T51">los datos correspondientes para los registros vacios, encontramos:</text:span></text:p>
      <text:p text:style-name="Standard">INSTITUCION DE EDUCACION MEDIA EXTRANJERA == 535</text:p>
      <text:p text:style-name="P120">INSTITUCION EDUCATIVA SAN ANDRES == 1</text:p>
      <text:p text:style-name="P120">INSTITUCION NO REGISTRADA == 4518</text:p>
      <text:p text:style-name="P120">PENDIENTE POR DEFINIR NOMBRE == 2</text:p>
      <text:p text:style-name="P120">VALIDACION BACHILLERATO ICFES == 1709</text:p>
      <text:p text:style-name="P120">(blank) == 4</text:p>
      <text:p text:style-name="P121">Para un total de <text:s/><text:span text:style-name="T30">6769</text:span></text:p>
      <text:p text:style-name="P122">Ninguna de estas instituciones se pueden considerar como Institucion educativa oficial, por lo tanto los datos vacios se marcan como <text:span text:style-name="T117">N == No oficial</text:span></text:p>
      <text:p text:style-name="P80">Se genera la dimension “DM_COLNATU” </text:p>
      <text:p text:style-name="P45"><text:span text:style-name="T29">L</text:span><text:span text:style-name="T101">a dimension </text:span><text:span text:style-name="T102">“DM_COLNATU” </text:span><text:span text:style-name="T101">se </text:span><text:span text:style-name="T103">genera </text:span><text:span text:style-name="T104">con los datos “</text:span><text:span text:style-name="T128">IDCOLNATU</text:span><text:span text:style-name="T104">“ y “NOMBRE” </text:span><text:span text:style-name="T103">y se </text:span><text:span text:style-name="T101">grava en </text:span><text:span text:style-name="T103">base de datos</text:span><text:span text:style-name="T101"> </text:span><text:span text:style-name="T105">./D</text:span><text:span text:style-name="T106">M</text:span><text:span text:style-name="T105">s/STAR_SB11_2012_1.db </text:span><text:span text:style-name="T106">como tabla </text:span><text:span text:style-name="T107">“</text:span><text:span text:style-name="T108">DM_COLNATU</text:span><text:span text:style-name="T107">”.</text:span><text:span text:style-name="T104"> </text:span></text:p>
      <text:p text:style-name="P23"/>
      <text:p text:style-name="P23"/>
      <text:p text:style-name="P95">“COLE_CARACTER”</text:p>
      <text:p text:style-name="P97">Los espacios en blanco los remplazo con “X”</text:p>
      <text:p text:style-name="P47"/>
      <text:p text:style-name="P98">Algunos de los institutos los revise en la net porque son pocos y puedo hacer los siguientes casos:</text:p>
      <text:p text:style-name="P99"><text:span text:style-name="T4">“</text:span><text:span text:style-name="T5">COLE_NOMBRE_SEDE”</text:span></text:p>
      <text:p text:style-name="P109"><text:tab/>“INSTITUTO SURAMERICANO SIMON BOLIVAR - SEDE PRINCIPAL”</text:p>
      <text:p text:style-name="P99"><text:span text:style-name="T6"><text:tab/></text:span><text:span text:style-name="T7">d</text:span>ata['COLE_CARACTER'] <text:s/>= “<text:span text:style-name="T8">A</text:span><text:span text:style-name="T9">CADEMICO</text:span>” </text:p>
      <text:p text:style-name="P100"><text:span text:style-name="T6"><text:tab/>“</text:span><text:span text:style-name="T10">COLEGIO CORPORACION IBEROAMERICANA</text:span><text:span text:style-name="T6">”</text:span></text:p>
      <text:p text:style-name="P100"><text:tab/>data['COLE_CARACTER'] <text:s/>= “<text:span text:style-name="T8">A</text:span><text:span text:style-name="T9">CADEMICO</text:span>” </text:p>
      <text:p text:style-name="P101"><text:span text:style-name="T10"><text:tab/>“INSTITUCION EDUCATIVA SAN ANDRES</text:span><text:span text:style-name="T6">”</text:span></text:p>
      <text:p text:style-name="P101"><text:tab/>data['COLE_CARACTER'] <text:s/>= “<text:span text:style-name="T8">A</text:span><text:span text:style-name="T9">CADEMICO</text:span>” </text:p>
      <text:p text:style-name="P100"><text:tab/>“<text:span text:style-name="T10">INSTITUCION DE EDUCACION MEDIA EXTRANJERA</text:span>”</text:p>
      <text:p text:style-name="P101"><text:tab/>data['COLE_CARACTER'] <text:s/>= “DESCONOCIDO”</text:p>
      <text:p text:style-name="P100"><text:span text:style-name="T6"><text:tab/>“</text:span><text:span text:style-name="T10">INSTITUCION NO REGISTRADA</text:span><text:span text:style-name="T6">”</text:span></text:p>
      <text:p text:style-name="P101"><text:tab/>data['COLE_CARACTER'] <text:s/>= “DESCONOCIDO”</text:p>
      <text:p text:style-name="P100"><text:span text:style-name="T6"><text:tab/>“</text:span><text:span text:style-name="T10">PENDIENTE POR DEFINIR NOMBRE</text:span><text:span text:style-name="T6">”</text:span></text:p>
      <text:p text:style-name="P101"><text:tab/>data['COLE_CARACTER'] <text:s/>= “DESCONOCIDO”</text:p>
      <text:p text:style-name="P100"><text:tab/>“VALIDACION BACHILLERATO ICFES”</text:p>
      <text:p text:style-name="P100"><text:tab/>data['COLE_CARACTER'] <text:s/>= “DESCONOCIDO”</text:p>
      <text:p text:style-name="P58"><text:soft-page-break/><text:span text:style-name="T85"><text:tab/>“</text:span><text:span text:style-name="T51">COL <text:s/>DE LAS AMERICAS <text:s text:c="48"/></text:span><text:span text:style-name="T85">”</text:span></text:p>
      <text:p text:style-name="P102"><text:tab/>data['COLE_CARACTER'] <text:s/>= “<text:span text:style-name="T8">A</text:span><text:span text:style-name="T9">CADEMICO</text:span>”</text:p>
      <text:p text:style-name="P99"><text:tab/>“COL NUESTRA SEÃ�ORA DEL ROSARIO”:</text:p>
      <text:p text:style-name="P103"><text:tab/>data['COLE_CARACTER'] <text:s/>= “<text:span text:style-name="T8">A</text:span><text:span text:style-name="T9">CADEMICO</text:span>”</text:p>
      <text:p text:style-name="P99"><text:tab/>“INSTITUCION EDUCATIVA CUARTA POZA DE MANGA”:</text:p>
      <text:p text:style-name="P103"><text:tab/>data['COLE_CARACTER'] <text:s/>= “<text:span text:style-name="T8">A</text:span><text:span text:style-name="T9">CADEMICO</text:span>”</text:p>
      <text:p text:style-name="P99"><text:tab/>“COLEGIO NUESTRA SEÃ‘ORA DE FATIMA”:</text:p>
      <text:p text:style-name="P103"><text:tab/>data['COLE_CARACTER'] <text:s/>= “<text:span text:style-name="T8">A</text:span><text:span text:style-name="T9">CADEMICO</text:span>”</text:p>
      <text:p text:style-name="P99"><text:tab/>“INSTITUTO INTEGRADO ANTONIO NARIÃ‘O”:</text:p>
      <text:p text:style-name="P103"><text:tab/>data['COLE_CARACTER'] <text:s/>= “<text:span text:style-name="T8">A</text:span><text:span text:style-name="T9">CADEMICO</text:span>”</text:p>
      <text:p text:style-name="P99"><text:tab/>“KWE`SX NASA KSXA' WNXI”:</text:p>
      <text:p text:style-name="P99"><text:tab/>data['COLE_CARACTER'] <text:s/>= “<text:span text:style-name="T8">A</text:span><text:span text:style-name="T9">CADEMICO</text:span>”</text:p>
      <text:p text:style-name="P99"><text:tab/>“INSTITUTO TÃ‰CNICO JOSÃ‰ MIGUEL SILVA PLAZAS”:</text:p>
      <text:p text:style-name="P59"><text:span text:style-name="T85"><text:tab/>data['COLE_CARACTER'] <text:s/>= “</text:span><text:span text:style-name="T51">TECNICO</text:span><text:span text:style-name="T85">”</text:span></text:p>
      <text:p text:style-name="P99"><text:tab/>“INSTITUTO TÃ‰CNICO OCUPACIONAL ITO - SEDE PRINCIPAL”:</text:p>
      <text:p text:style-name="P103"><text:tab/>data['COLE_CARACTER'] <text:s/>= “TECNICO”</text:p>
      <text:p text:style-name="P104"><text:tab/>“<text:span text:style-name="T129">X</text:span>”:</text:p>
      <text:p text:style-name="P99"><text:tab/>data['COLE_CARACTER'] <text:s/>= “DESCONOCIDO”</text:p>
      <text:p text:style-name="P104"/>
      <text:p text:style-name="P71"><text:span text:style-name="T51">Con lo anterior todos los espacios quedan completosy coherentes con el diccionario, </text:span><text:span text:style-name="T66">se </text:span><text:span text:style-name="T27">crea</text:span><text:span text:style-name="T66"> la Dimension</text:span><text:span text:style-name="T65"> “DM_COLCARAC”.</text:span></text:p>
      <text:p text:style-name="P96"/>
      <text:p text:style-name="P96"/>
      <text:p text:style-name="P68">“COLE_BILINGUE“</text:p>
      <text:p text:style-name="P54"><text:span text:style-name="T46">Los valores originales descritos son</text:span><text:span text:style-name="T45"> 0, 1 y NaN, </text:span><text:span text:style-name="T46">los que no concuerdan con el diccionario oficial los cuales son</text:span><text:span text:style-name="T45"> S = Si, N = No, </text:span><text:span text:style-name="T46">adicionalmente</text:span><text:span text:style-name="T45"> no se sabe si 0 es No y 1 es Si o </text:span><text:span text:style-name="T1">vice versa</text:span></text:p>
      <text:p text:style-name="P106">Se asume que 0 == No y 1 == Si</text:p>
      <text:p text:style-name="P55"><text:span text:style-name="T2">los registros en blanco </text:span><text:span text:style-name="T20">11372 </text:span><text:span text:style-name="T24">(25.05%) </text:span><text:span text:style-name="T25">se remplazan segun el porcentage de los </text:span><text:span text:style-name="T26">registros </text:span><text:span text:style-name="T25">existentes </text:span><text:span text:style-name="T27">y se crea la dimension “DM_COLBILIN”</text:span></text:p>
      <text:p text:style-name="P108"/>
      <text:p text:style-name="P94">“PUNT_INGLES”</text:p>
      <text:p text:style-name="P93">No se genera dimension por ser datos calificativos por si mismos</text:p>
      <text:p text:style-name="P72">Se encontro un dato <text:span text:style-name="T54">incoherente </text:span><text:span text:style-name="T51">(-1) que se repite 4 veces, </text:span><text:span text:style-name="T69">como -1 no es calificacion valida y “</text:span><text:span text:style-name="T70">DESEMP_INGLES” </text:span><text:span text:style-name="T69">aparece como espacio vacio se remplaza por “0” y en los correspondientes espacios de “</text:span><text:span text:style-name="T70">DESEMP_INGLES”</text:span><text:span text:style-name="T69"> se remplaza por “A-” y</text:span><text:span text:style-name="T70"> </text:span><text:span text:style-name="T69">l</text:span>os registros <text:span text:style-name="T130">quedan</text:span> completos.</text:p>
      <text:p text:style-name="P113">Los datos hay que guardarlos en db pero verificar formatos...</text:p>
      <text:p text:style-name="P73"/>
      <text:p text:style-name="P94">“DESEMP_INGLES”</text:p>
      <text:p text:style-name="P67"><text:span text:style-name="T51">Se genera la dimension “DM_DESING” con </text:span><text:span text:style-name="T69">5</text:span><text:span text:style-name="T51"> valores, </text:span><text:span text:style-name="T69">no quedan espacios vacios ya que se remplazaron en la operacion de </text:span><text:span text:style-name="T70">“PUNT_INGLES”</text:span></text:p>
      <text:p text:style-name="P110"/>
      <text:p text:style-name="P69"/>
      <text:p text:style-name="P66">“<text:span text:style-name="T38">ESTU_PUESTO”</text:span></text:p>
      <text:p text:style-name="P92">No se genera dimension</text:p>
      <text:p text:style-name="P66"><text:span text:style-name="T116">Esta columna no</text:span> se toca, son numeros de 1 a 1000.</text:p>
      <text:p text:style-name="P70">No hay datos faltantes</text:p>
      <text:p text:style-name="P113">Los datos hay que guardarlos en db pero verificar formatos...</text:p>
      <text:p text:style-name="P22"/>
      <text:p text:style-name="P22"/>
      <text:p text:style-name="P8">Modelo Estrella</text:p>
      <text:p text:style-name="P25"/>
      <text:p text:style-name="P39">Tabla de Hechos:</text:p>
      <text:p text:style-name="P76"><text:soft-page-break/>TH_SB11_2012_1.csv</text:p>
      <text:p text:style-name="P76"/>
      <text:p text:style-name="P39">Dimensiones:</text:p>
      <text:p text:style-name="P22">DM_COLBILIN.csv</text:p>
      <text:p text:style-name="P22">DM_COLCARAC.csv</text:p>
      <text:p text:style-name="P22">DM_COLGEN.csv</text:p>
      <text:p text:style-name="P22">DM_COLNATU.csv</text:p>
      <text:p text:style-name="P22">DM_DESING.csv</text:p>
      <text:p text:style-name="P22">DM_EPAIS.csv</text:p>
      <text:p text:style-name="P22">DM_TDOC.csv</text:p>
      <text:p text:style-name="P22"/>
      <text:p text:style-name="P22"><text:span text:style-name="T120">Dimenciones </text:span><text:span text:style-name="T121">de </text:span><text:span text:style-name="T120">Errores:</text:span></text:p>
      <text:p text:style-name="P22">DM_wrongAge.csv</text:p>
      <text:p text:style-name="P22">DM_wrongColeF.csv</text:p>
      <text:p text:style-name="P22">DM_wrongColeM.csv</text:p>
      <text:p text:style-name="P22"/>
      <text:p text:style-name="P22"/>
      <text:p text:style-name="P22"/>
      <text:p text:style-name="P22"/>
      <text:p text:style-name="P22"/>
      <text:p text:style-name="P114">Informe argumentado, el desarrollo del caso de estudio propuesto.</text:p>
      <text:p text:style-name="P114">Pantallazos que demuestren las acciones.</text:p>
      <text:p text:style-name="P114">Acta de cambios, eliminaciones o adiciones al DATASET.</text:p>
      <text:p text:style-name="P114">Código en Python utilizado.</text:p>
      <text:p text:style-name="P22"/>
      <text:p text:style-name="P22"/>
      <text:p text:style-name="P9">Se desea comprobar lo siguiente:</text:p>
      <text:p text:style-name="P16">Quienes se destacaron mas en matemáticas, si las mujeres o los hombres, teniendo en cuenta:</text:p>
      <text:p text:style-name="P16"><text:tab/>La ciudad</text:p>
      <text:p text:style-name="P16"><text:tab/>Edad de acuerdo al tipo de documento de identidad</text:p>
      <text:p text:style-name="P16"><text:tab/>Tipo de colegio (Oficial, Privado) y caracterización del colegio (ACADEMICO, TECNICO, etc.)</text:p>
      <text:p text:style-name="P16"><text:tab/>Qué nivel de ingles</text:p>
      <text:p text:style-name="P16"><text:tab/>Nacionalidad</text:p>
      <text:p text:style-name="P16"/>
      <text:p text:style-name="P3">A Entregar </text:p>
      <text:p text:style-name="P16"><text:span text:style-name="T38">M</text:span>odelo estrella en MYSQL</text:p>
      <text:p text:style-name="P16"><text:span text:style-name="T38">E</text:span>l código en Python</text:p>
      <text:p text:style-name="P16"><text:span text:style-name="T38">Los</text:span> script <text:span text:style-name="T38">en</text:span> SQL</text:p>
      <text:p text:style-name="P16"><text:span text:style-name="T38">I</text:span>nforme de desarro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" style:family="paragraph">
      <style:paragraph-properties fo:margin-top="0in" fo:margin-bottom="0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CO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5:58:40.353772910</meta:creation-date>
    <dc:date>2023-06-26T17:21:35.719928445</dc:date>
    <meta:editing-duration>P1DT3H36M12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7" meta:paragraph-count="215" meta:word-count="1551" meta:character-count="10870" meta:non-whitespace-character-count="9411"/>
  </office:meta>
</office:document-meta>
</file>